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2" svg:font-family="Arial, Helvetica, sans-serif"/>
    <style:font-face style:name="Arial1" svg:font-family="Arial, sans-serif"/>
    <style:font-face style:name="Consolas" svg:font-family="Consolas, 'Bitstream Vera Sans Mono', 'Courier New', Courier, monospace"/>
    <style:font-face style:name="Georgia" svg:font-family="Georgia, Times, 'Times New Roman', serif"/>
    <style:font-face style:name="Helvetica Neue" svg:font-family="'Helvetica Neue', Helvetica, Arial, sans-serif"/>
    <style:font-face style:name="Mangal1" svg:font-family="Mangal"/>
    <style:font-face style:name="Monaco" svg:font-family="Monaco, Consolas, 'Lucida Console', 'Bitstream Vera Sans Mono', monospace"/>
    <style:font-face style:name="Open Sans" svg:font-family="'Open Sans', Arial, sans-serif"/>
    <style:font-face style:name="Open Sans1" svg:font-family="'Open Sans', sans-serif"/>
    <style:font-face style:name="OpenSymbol" svg:font-family="OpenSymbol"/>
    <style:font-face style:name="PT Sans" svg:font-family="'PT Sans', 'Helvetica Neue', Helvetica, Arial, sans-serif, sans-serif"/>
    <style:font-face style:name="Trebuchet MS" svg:font-family="'Trebuchet MS', Verdana, Arial, sans-serif"/>
    <style:font-face style:name="Verdana" svg:font-family="Verdana, sans-serif"/>
    <style:font-face style:name="sans-serif" svg:font-family="sans-serif"/>
    <style:font-face style:name="verdana" svg:font-family="verdana, helvetica, arial, sans-serif"/>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576in" style:rel-column-width="7169*"/>
    </style:style>
    <style:style style:name="Table1.B" style:family="table-column">
      <style:table-column-properties style:column-width="3.0965in" style:rel-column-width="29304*"/>
    </style:style>
    <style:style style:name="Table1.C" style:family="table-column">
      <style:table-column-properties style:column-width="3.0708in" style:rel-column-width="2906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6007in" style:rel-column-width="15148*"/>
    </style:style>
    <style:style style:name="Table4.B" style:family="table-column">
      <style:table-column-properties style:column-width="5.3243in" style:rel-column-width="5038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Text_20_body">
      <style:text-properties fo:color="#000000" style:font-name="Arial" fo:font-size="10pt"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3" style:family="paragraph" style:parent-style-name="Text_20_body">
      <style:text-properties fo:color="#000000"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Text_20_body">
      <style:paragraph-properties fo:text-align="center" style:justify-single-word="false"/>
      <style:text-properties fo:color="#000000"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5" style:family="paragraph" style:parent-style-name="Text_20_body">
      <style:text-properties fo:color="#000000" style:font-name="Arial" fo:font-size="10pt" fo:font-style="normal" style:text-underline-style="none" fo:font-weight="bold" style:font-name-asian="Consolas1" style:font-size-asian="10pt" style:font-style-asian="normal" style:font-weight-asian="bold" style:font-name-complex="Consolas1" style:font-size-complex="10pt" style:font-style-complex="normal" style:font-weight-complex="bold"/>
    </style:style>
    <style:style style:name="P6" style:family="paragraph" style:parent-style-name="Text_20_body">
      <style:text-properties fo:color="#000000" style:font-name="Arial" fo:font-size="10pt" style:font-size-asian="10pt" style:font-size-complex="10pt"/>
    </style:style>
    <style:style style:name="P7" style:family="paragraph" style:parent-style-name="Text_20_body">
      <style:text-properties fo:color="#000000" style:font-name="Arial" fo:font-size="10pt" fo:font-weight="bold" style:font-size-asian="10pt" style:font-weight-asian="bold" style:font-size-complex="10pt" style:font-weight-complex="bold"/>
    </style:style>
    <style:style style:name="P8" style:family="paragraph" style:parent-style-name="Text_20_body">
      <style:text-properties fo:color="#000000" style:font-name="Arial" fo:font-size="10pt" fo:font-weight="normal" style:font-size-asian="10pt" style:font-weight-asian="normal" style:font-size-complex="10pt" style:font-weight-complex="normal"/>
    </style:style>
    <style:style style:name="P9" style:family="paragraph" style:parent-style-name="Text_20_body">
      <style:text-properties fo:font-variant="normal" fo:text-transform="none" fo:color="#0000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P10" style:family="paragraph" style:parent-style-name="Text_20_body">
      <style:text-properties fo:font-variant="normal" fo:text-transform="none" fo:color="#000000" style:font-name="Arial" fo:font-size="10pt" fo:letter-spacing="normal" fo:font-style="normal" style:text-underline-style="none" fo:font-weight="bold" style:font-name-asian="Consolas1" style:font-size-asian="10pt" style:font-style-asian="normal" style:font-weight-asian="bold" style:font-name-complex="Consolas1" style:font-size-complex="10pt" style:font-style-complex="normal" style:font-weight-complex="bold"/>
    </style:style>
    <style:style style:name="P11" style:family="paragraph" style:parent-style-name="Text_20_body">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Text_20_body">
      <style:text-properties fo:font-variant="normal" fo:text-transform="none" fo:color="#000000" style:font-name="Arial" fo:font-size="10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13" style:family="paragraph" style:parent-style-name="Text_20_body">
      <style:paragraph-properties style:line-height-at-least="0.2398in" fo:widows="1"/>
      <style:text-properties fo:font-variant="normal" fo:text-transform="none" fo:color="#000000" style:font-name="verdana" fo:font-size="9.75pt" fo:letter-spacing="normal" fo:font-style="normal" fo:font-weight="normal"/>
    </style:style>
    <style:style style:name="P14" style:family="paragraph" style:parent-style-name="Text_20_body">
      <style:paragraph-properties style:line-height-at-least="0.2398in" fo:widows="1"/>
      <style:text-properties fo:font-variant="normal" fo:text-transform="none" fo:color="#000000" style:font-name="Arial1" fo:font-size="10.5pt" fo:letter-spacing="normal" fo:font-style="normal" fo:font-weight="bold"/>
    </style:style>
    <style:style style:name="P15" style:family="paragraph" style:parent-style-name="Text_20_body">
      <style:text-properties style:font-name="Arial" fo:font-size="10pt" fo:font-weight="normal" style:font-size-asian="10pt" style:font-weight-asian="normal" style:font-size-complex="10pt" style:font-weight-complex="normal"/>
    </style:style>
    <style:style style:name="P16" style:family="paragraph" style:parent-style-name="Text_20_body">
      <style:text-properties style:font-name="Arial" fo:font-size="10pt" fo:font-weight="bold" style:font-size-asian="10pt" style:font-weight-asian="bold" style:font-size-complex="10pt" style:font-weight-complex="bold"/>
    </style:style>
    <style:style style:name="P17" style:family="paragraph" style:parent-style-name="Standard">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8" style:family="paragraph" style:parent-style-name="Standard">
      <style:text-properties fo:color="#000000" style:font-name="Arial" fo:font-size="10.5pt" fo:font-weight="bold" style:font-size-asian="10.5pt" style:font-weight-asian="bold" style:font-size-complex="10.5pt" style:font-weight-complex="bold"/>
    </style:style>
    <style:style style:name="P19" style:family="paragraph" style:parent-style-name="Standard">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Standard">
      <style:text-properties fo:color="#000000"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21" style:family="paragraph" style:parent-style-name="Standard">
      <style:paragraph-properties fo:text-align="center" style:justify-single-word="false"/>
      <style:text-properties fo:color="#000000"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22" style:family="paragraph" style:parent-style-name="Standard">
      <style:text-properties style:font-name="Arial" fo:font-size="10pt" style:font-size-asian="10pt" style:font-size-complex="10pt"/>
    </style:style>
    <style:style style:name="P23" style:family="paragraph" style:parent-style-name="Standard">
      <style:paragraph-properties fo:text-align="center" style:justify-single-word="false"/>
    </style:style>
    <style:style style:name="P24" style:family="paragraph" style:parent-style-name="Text_20_body" style:list-style-name="L1"/>
    <style:style style:name="P25" style:family="paragraph" style:parent-style-name="Text_20_body" style:list-style-name="L1">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Text_20_body" style:list-style-name="L2">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Text_20_body" style:list-style-name="L9">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Text_20_body" style:list-style-name="L16">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Text_20_body" style:list-style-name="L18">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Text_20_body" style:list-style-name="L5">
      <style:text-properties fo:font-variant="normal" fo:text-transform="none" fo:color="#000000" style:font-name="Arial" fo:font-size="10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31" style:family="paragraph" style:parent-style-name="Text_20_body" style:list-style-name="L6">
      <style:text-properties fo:font-variant="normal" fo:text-transform="none" fo:color="#000000" style:font-name="Arial" fo:font-size="10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32" style:family="paragraph" style:parent-style-name="Text_20_body" style:list-style-name="L7">
      <style:text-properties fo:font-variant="normal" fo:text-transform="none" fo:color="#000000" style:font-name="Arial" fo:font-size="10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33" style:family="paragraph" style:parent-style-name="Text_20_body" style:list-style-name="L11">
      <style:text-properties fo:font-variant="normal" fo:text-transform="none" fo:color="#000000" style:font-name="Arial" fo:font-size="10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34" style:family="paragraph" style:parent-style-name="Text_20_body" style:list-style-name="L22">
      <style:text-properties fo:font-variant="normal" fo:text-transform="none" fo:color="#000000" style:text-line-through-style="none" style:font-name="Arial" fo:font-size="10pt" fo:letter-spacing="normal" fo:font-style="normal" style:text-underline-style="none" fo:font-weight="normal" style:text-blinking="false" style:font-size-asian="10pt" style:font-style-asian="normal" style:font-weight-asian="normal" style:font-size-complex="10pt" style:font-style-complex="normal" style:font-weight-complex="normal"/>
    </style:style>
    <style:style style:name="P35" style:family="paragraph" style:parent-style-name="Text_20_body" style:list-style-name="L1">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Text_20_body" style:list-style-name="L2">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Text_20_body" style:list-style-name="L3">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Text_20_body" style:list-style-name="L4">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9" style:family="paragraph" style:parent-style-name="Text_20_body" style:list-style-name="L7">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0" style:family="paragraph" style:parent-style-name="Text_20_body" style:list-style-name="L9">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1" style:family="paragraph" style:parent-style-name="Text_20_body" style:list-style-name="L12">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2" style:family="paragraph" style:parent-style-name="Text_20_body" style:list-style-name="L13">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3" style:family="paragraph" style:parent-style-name="Text_20_body" style:list-style-name="L14">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4" style:family="paragraph" style:parent-style-name="Text_20_body" style:list-style-name="L17">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5" style:family="paragraph" style:parent-style-name="Text_20_body" style:list-style-name="L18">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Text_20_body" style:list-style-name="L19">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7" style:family="paragraph" style:parent-style-name="Text_20_body" style:list-style-name="L20">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8" style:family="paragraph" style:parent-style-name="Text_20_body" style:list-style-name="L21">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9" style:family="paragraph" style:parent-style-name="Text_20_body" style:list-style-name="L4">
      <style:text-properties fo:color="#000000" style:font-name="Arial" fo:font-size="10pt"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50" style:family="paragraph" style:parent-style-name="Text_20_body" style:list-style-name="L12">
      <style:text-properties fo:color="#000000" style:font-name="Arial" fo:font-size="10pt"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51" style:family="paragraph" style:parent-style-name="Text_20_body">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52" style:family="paragraph" style:parent-style-name="Text_20_body" style:list-style-name="L6"/>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3"/>
    <style:style style:name="P57" style:family="paragraph" style:parent-style-name="Text_20_body" style:list-style-name="L15">
      <style:text-properties style:font-name="Arial" fo:font-size="10pt" fo:font-weight="normal" style:font-size-asian="10pt" style:font-weight-asian="normal" style:font-size-complex="10pt" style:font-weight-complex="normal"/>
    </style:style>
    <style:style style:name="P58" style:family="paragraph" style:parent-style-name="Text_20_body" style:list-style-name="L16"/>
    <style:style style:name="P59" style:family="paragraph" style:parent-style-name="Text_20_body" style:list-style-name="L22"/>
    <style:style style:name="P60" style:family="paragraph" style:parent-style-name="Standard" style:list-style-name="L23"/>
    <style:style style:name="P61" style:family="paragraph" style:parent-style-name="Standard" style:list-style-name="L24"/>
    <style:style style:name="P62" style:family="paragraph" style:parent-style-name="Standard" style:list-style-name="L25"/>
    <style:style style:name="P63" style:family="paragraph" style:parent-style-name="Standard" style:list-style-name="L26"/>
    <style:style style:name="P64" style:family="paragraph" style:parent-style-name="Standard" style:list-style-name="L27"/>
    <style:style style:name="P65" style:family="paragraph" style:parent-style-name="Standard" style:list-style-name="L28"/>
    <style:style style:name="P66" style:family="paragraph" style:parent-style-name="Standard" style:list-style-name="L29"/>
    <style:style style:name="P67" style:family="paragraph" style:parent-style-name="Standard">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68" style:family="paragraph" style:parent-style-name="Standard" style:list-style-name="L31">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69" style:family="paragraph" style:parent-style-name="Standard" style:list-style-name="L34">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70" style:family="paragraph" style:parent-style-name="Standard" style:list-style-name="L38">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71" style:family="paragraph" style:parent-style-name="Standard" style:list-style-name="L39">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72" style:family="paragraph" style:parent-style-name="Standard" style:list-style-name="L41">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73" style:family="paragraph" style:parent-style-name="Standard">
      <style:text-properties fo:font-variant="normal" fo:text-transform="none" fo:color="#0000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P74" style:family="paragraph" style:parent-style-name="Standard" style:list-style-name="L30"/>
    <style:style style:name="P75" style:family="paragraph" style:parent-style-name="Standard" style:list-style-name="L30">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76" style:family="paragraph" style:parent-style-name="Standard" style:list-style-name="L31">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77" style:family="paragraph" style:parent-style-name="Standard" style:list-style-name="L32">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78" style:family="paragraph" style:parent-style-name="Standard" style:list-style-name="L33">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79" style:family="paragraph" style:parent-style-name="Standard" style:list-style-name="L34">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80" style:family="paragraph" style:parent-style-name="Standard" style:list-style-name="L35">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81" style:family="paragraph" style:parent-style-name="Standard" style:list-style-name="L36">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82" style:family="paragraph" style:parent-style-name="Standard" style:list-style-name="L37">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83" style:family="paragraph" style:parent-style-name="Standard">
      <style:text-properties fo:color="#000000"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84" style:family="paragraph" style:parent-style-name="Standard">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85" style:family="paragraph" style:parent-style-name="Standard" style:list-style-name="L42">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86" style:family="paragraph" style:parent-style-name="Standard" style:list-style-name="L43">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87" style:family="paragraph" style:parent-style-name="Standard" style:list-style-name="L44">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88" style:family="paragraph" style:parent-style-name="Standard" style:list-style-name="L40"/>
    <style:style style:name="P89" style:family="paragraph" style:parent-style-name="Standard" style:list-style-name="L41"/>
    <style:style style:name="P90" style:family="paragraph" style:parent-style-name="Standard" style:list-style-name="L43"/>
    <style:style style:name="P91" style:family="paragraph" style:parent-style-name="Standard" style:list-style-name="L44"/>
    <style:style style:name="P92" style:family="paragraph" style:parent-style-name="Standard" style:list-style-name="L46"/>
    <style:style style:name="P93" style:family="paragraph" style:parent-style-name="Standard" style:list-style-name="L48"/>
    <style:style style:name="P94" style:family="paragraph" style:parent-style-name="Standard" style:list-style-name="L47"/>
    <style:style style:name="P95" style:family="paragraph" style:parent-style-name="Standard" style:list-style-name="L49"/>
    <style:style style:name="P96" style:family="paragraph" style:parent-style-name="Standard" style:list-style-name="L50"/>
    <style:style style:name="T1" style:family="text">
      <style:text-properties fo:font-variant="normal" fo:text-transform="none"/>
    </style:style>
    <style:style style:name="T2" style:family="text">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 style:family="text">
      <style:text-properties fo:font-variant="normal" fo:text-transform="none" fo:color="#000000" style:font-name="Arial" fo:font-size="10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T4" style:family="text">
      <style:text-properties fo:font-variant="normal" fo:text-transform="none" fo:color="#0000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5" style:family="text">
      <style:text-properties fo:font-variant="normal" fo:text-transform="none" fo:color="#000000" style:font-name="Arial" fo:font-size="10pt" fo:letter-spacing="normal" fo:font-style="normal" style:text-underline-style="none" fo:font-weight="bold" style:font-name-asian="Consolas1" style:font-size-asian="10pt" style:font-style-asian="normal" style:font-weight-asian="bold" style:font-name-complex="Consolas1" style:font-size-complex="10pt" style:font-style-complex="normal" style:font-weight-complex="bold"/>
    </style:style>
    <style:style style:name="T6"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7" style:family="text">
      <style:text-properties fo:font-variant="normal" fo:text-transform="none" fo:color="#000000" style:font-name="Trebuchet MS" fo:font-size="12pt" fo:letter-spacing="normal" fo:font-style="normal" fo:font-weight="normal"/>
    </style:style>
    <style:style style:name="T8" style:family="text">
      <style:text-properties fo:font-variant="normal" fo:text-transform="none" fo:color="#000000" style:text-line-through-style="none" style:font-name="Arial" fo:font-size="10pt" fo:letter-spacing="normal" fo:font-style="normal" style:text-underline-style="none" fo:font-weight="normal" style:text-blinking="false" style:font-size-asian="10pt" style:font-weight-asian="normal" style:font-size-complex="10pt" style:font-weight-complex="normal"/>
    </style:style>
    <style:style style:name="T9" style:family="text">
      <style:text-properties fo:font-variant="normal" fo:text-transform="none" fo:color="#000000" style:text-line-through-style="none" style:font-name="Arial" fo:font-size="10pt" fo:letter-spacing="normal" fo:font-style="normal" style:text-underline-style="none" fo:font-weight="normal" style:text-blinking="false" style:font-size-asian="10pt" style:font-style-asian="normal" style:font-weight-asian="normal" style:font-size-complex="10pt" style:font-style-complex="normal" style:font-weight-complex="normal"/>
    </style:style>
    <style:style style:name="T10" style:family="text">
      <style:text-properties fo:font-variant="normal" fo:text-transform="none" fo:color="#000000" style:text-line-through-style="none" style:font-name="Arial" fo:font-size="10.5pt" fo:letter-spacing="normal" fo:font-style="normal" style:text-underline-style="none" fo:font-weight="normal" style:text-blinking="false" style:font-size-asian="10.5pt" style:font-style-asian="normal" style:font-weight-asian="normal" style:font-size-complex="10.5pt" style:font-style-complex="normal" style:font-weight-complex="normal"/>
    </style:style>
    <style:style style:name="T11" style:family="text">
      <style:text-properties fo:font-variant="normal" fo:text-transform="none" fo:color="#000000" style:text-line-through-style="none" style:font-name="Arial" fo:letter-spacing="normal" fo:font-style="normal" style:text-underline-style="none" fo:font-weight="normal" style:text-blinking="false" style:font-style-asian="normal" style:font-weight-asian="normal" style:font-style-complex="normal" style:font-weight-complex="normal"/>
    </style:style>
    <style:style style:name="T12" style:family="text">
      <style:text-properties fo:font-variant="normal" fo:text-transform="none" fo:color="#000000" style:text-line-through-style="none" style:font-name="Arial" fo:font-size="10pt" fo:letter-spacing="normal" fo:font-style="normal" style:text-underline-style="none" fo:font-weight="normal" style:text-blinking="false" style:font-size-asian="10pt" style:font-style-asian="normal" style:font-weight-asian="normal" style:font-size-complex="10pt" style:font-style-complex="normal" style:font-weight-complex="normal"/>
    </style:style>
    <style:style style:name="T13" style:family="text">
      <style:text-properties fo:font-variant="normal" fo:text-transform="none" fo:color="#000000"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14" style:family="text">
      <style:text-properties fo:font-variant="normal" fo:text-transform="none" fo:color="#000000" style:font-name="Arial"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15" style:family="text">
      <style:text-properties fo:font-variant="normal" fo:text-transform="none" fo:color="#000000" style:font-name="Arial" fo:font-size="10.5pt" fo:letter-spacing="normal" fo:font-style="normal" style:text-underline-style="none" style:font-size-asian="10.5pt" style:font-style-asian="normal" style:font-size-complex="10.5pt" style:font-style-complex="normal"/>
    </style:style>
    <style:style style:name="T16" style:family="text">
      <style:text-properties fo:font-variant="normal" fo:text-transform="none" fo:color="#000000" style:font-name="Arial" fo:font-size="10.5pt" fo:letter-spacing="normal" fo:font-style="normal" fo:font-weight="normal" style:font-size-asian="10.5pt" style:font-size-complex="10.5pt"/>
    </style:style>
    <style:style style:name="T17" style:family="text">
      <style:text-properties fo:font-variant="normal" fo:text-transform="none" fo:color="#000000" style:font-name="Arial" fo:font-size="10.5pt" fo:letter-spacing="normal" fo:font-style="normal" fo:font-weight="normal" style:font-size-asian="10.5pt" style:font-weight-asian="normal" style:font-size-complex="10.5pt" style:font-weight-complex="normal"/>
    </style:style>
    <style:style style:name="T18" style:family="text">
      <style:text-properties fo:font-variant="normal" fo:text-transform="none" fo:color="#000000" style:font-name="Arial" fo:font-size="10.5pt" fo:letter-spacing="normal" fo:font-style="normal" fo:font-weight="normal" style:font-size-asian="10.5pt" style:font-style-asian="normal" style:font-weight-asian="normal" style:font-size-complex="10.5pt" style:font-style-complex="normal" style:font-weight-complex="normal"/>
    </style:style>
    <style:style style:name="T19" style:family="text">
      <style:text-properties fo:font-variant="normal" fo:text-transform="none" fo:color="#000000" style:font-name="Arial" fo:font-size="10.5pt" fo:letter-spacing="normal" fo:font-style="normal" style:font-size-asian="10.5pt" style:font-size-complex="10.5pt"/>
    </style:style>
    <style:style style:name="T20" style:family="text">
      <style:text-properties fo:font-variant="normal" fo:text-transform="none" fo:color="#000000" style:font-name="Arial" fo:font-size="10.5pt" fo:letter-spacing="normal" fo:font-style="normal" fo:font-weight="bold" style:font-size-asian="10.5pt" style:font-weight-asian="bold" style:font-size-complex="10.5pt" style:font-weight-complex="bold"/>
    </style:style>
    <style:style style:name="T21" style:family="text">
      <style:text-properties fo:font-variant="normal" fo:text-transform="none" fo:color="#000000" style:font-name="Arial" fo:font-size="10.5pt" fo:letter-spacing="normal"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T22" style:family="text">
      <style:text-properties fo:font-variant="normal" fo:text-transform="none" fo:color="#000000" style:font-name="Arial" fo:font-size="10.5pt" fo:letter-spacing="normal" fo:font-weight="normal" style:font-size-asian="10.5pt" style:font-weight-asian="normal" style:font-size-complex="10.5pt" style:font-weight-complex="normal"/>
    </style:style>
    <style:style style:name="T23" style:family="text">
      <style:text-properties fo:font-variant="normal" fo:text-transform="none" fo:color="#000000" style:font-name="Arial" fo:font-size="10.5pt" fo:letter-spacing="normal" fo:font-style="italic" fo:font-weight="normal" style:font-size-asian="10.5pt" style:font-style-asian="italic" style:font-weight-asian="normal" style:font-size-complex="10.5pt" style:font-style-complex="italic" style:font-weight-complex="normal"/>
    </style:style>
    <style:style style:name="T24" style:family="text">
      <style:text-properties fo:font-variant="normal" fo:text-transform="none" fo:color="#000000" style:font-name="Arial" fo:font-size="9.75pt" fo:letter-spacing="normal" fo:font-style="normal" fo:font-weight="normal"/>
    </style:style>
    <style:style style:name="T25" style:family="text">
      <style:text-properties fo:font-variant="normal" fo:text-transform="none" fo:color="#000000" style:font-name="Arial" fo:font-size="9pt" fo:letter-spacing="normal" fo:font-style="normal" fo:font-weight="normal"/>
    </style:style>
    <style:style style:name="T26" style:family="text">
      <style:text-properties fo:font-variant="normal" fo:text-transform="none" fo:color="#000000" style:font-name="Arial" fo:letter-spacing="normal" fo:font-style="normal" fo:font-weight="normal"/>
    </style:style>
    <style:style style:name="T27" style:family="text">
      <style:text-properties fo:font-variant="normal" fo:text-transform="none" fo:color="#000000" style:font-name="Arial" fo:letter-spacing="normal" fo:font-style="normal" style:text-underline-style="none" fo:font-weight="normal" style:font-style-asian="normal" style:font-weight-asian="normal" style:font-style-complex="normal" style:font-weight-complex="normal"/>
    </style:style>
    <style:style style:name="T28" style:family="text">
      <style:text-properties fo:font-variant="normal" fo:text-transform="none" fo:color="#000000" style:font-name="Arial" fo:letter-spacing="normal" fo:font-style="normal" style:text-underline-style="none" fo:font-weight="bold" style:font-style-asian="normal" style:font-weight-asian="bold" style:font-style-complex="normal" style:font-weight-complex="bold"/>
    </style:style>
    <style:style style:name="T29" style:family="text">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fo:font-variant="normal" fo:text-transform="none" fo:color="#0000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31" style:family="text">
      <style:text-properties fo:font-variant="normal" fo:text-transform="none" fo:color="#000000" style:font-name="verdana" fo:font-size="9.75pt" fo:letter-spacing="normal" fo:font-style="normal" fo:font-weight="normal"/>
    </style:style>
    <style:style style:name="T32" style:family="text">
      <style:text-properties fo:font-variant="normal" fo:text-transform="none" fo:color="#000000" style:font-name="Verdana" fo:font-size="9pt" fo:letter-spacing="normal" fo:font-style="normal" fo:font-weight="normal"/>
    </style:style>
    <style:style style:name="T33" style:family="text">
      <style:text-properties fo:font-variant="normal" fo:text-transform="none" fo:color="#000000" fo:font-size="9pt" fo:letter-spacing="normal" fo:font-style="normal" fo:font-weight="normal"/>
    </style:style>
    <style:style style:name="T34" style:family="text">
      <style:text-properties fo:font-variant="normal" fo:text-transform="none" fo:color="#000000" fo:font-size="9.75pt" fo:letter-spacing="normal" fo:font-style="normal" fo:font-weight="normal"/>
    </style:style>
    <style:style style:name="T35" style:family="text">
      <style:text-properties fo:font-variant="normal" fo:text-transform="none" fo:letter-spacing="normal"/>
    </style:style>
    <style:style style:name="T36" style:family="text">
      <style:text-properties fo:font-variant="normal" fo:text-transform="none" fo:letter-spacing="normal" style:font-name-asian="Consolas1" style:font-name-complex="Consolas1"/>
    </style:style>
    <style:style style:name="T37" style:family="text">
      <style:text-properties fo:font-variant="normal" fo:text-transform="none" fo:letter-spacing="normal" fo:font-style="normal"/>
    </style:style>
    <style:style style:name="T38" style:family="text">
      <style:text-properties fo:font-variant="normal" fo:text-transform="none" style:text-line-through-style="none" fo:letter-spacing="normal" style:text-blinking="false"/>
    </style:style>
    <style:style style:name="T39" style:family="text">
      <style:text-properties fo:font-variant="normal" fo:text-transform="none" style:text-line-through-style="none" fo:letter-spacing="normal" style:text-blinking="false" style:font-name-asian="Consolas1" style:font-name-complex="Consolas1"/>
    </style:style>
    <style:style style:name="T40" style:family="text">
      <style:text-properties fo:font-variant="normal" fo:text-transform="none" fo:color="#333333" style:font-name="Georgia" fo:font-size="12pt" fo:letter-spacing="normal" fo:font-style="normal" fo:font-weight="normal"/>
    </style:style>
    <style:style style:name="T41" style:family="text">
      <style:text-properties fo:font-variant="normal" fo:text-transform="none" fo:color="#333333" fo:font-size="12pt" fo:letter-spacing="normal" fo:font-style="normal" fo:font-weight="normal"/>
    </style:style>
    <style:style style:name="T42" style:family="text">
      <style:text-properties fo:font-variant="normal" fo:text-transform="none" fo:color="#333333" style:font-name="Arial" fo:font-size="12pt" fo:letter-spacing="normal" fo:font-style="normal" fo:font-weight="normal"/>
    </style:style>
    <style:style style:name="T43" style:family="text">
      <style:text-properties fo:font-variant="normal" fo:text-transform="none" fo:color="#333333" style:font-name="Arial" fo:letter-spacing="normal" fo:font-style="normal" fo:font-weight="normal"/>
    </style:style>
    <style:style style:name="T44" style:family="text">
      <style:text-properties fo:font-variant="normal" fo:text-transform="none" fo:color="#333333" style:font-name="Arial" fo:font-size="10.5pt" fo:letter-spacing="normal" fo:font-style="normal" fo:font-weight="normal" style:font-size-asian="10.5pt" style:font-size-complex="10.5pt"/>
    </style:style>
    <style:style style:name="T45" style:family="text">
      <style:text-properties fo:font-variant="normal" fo:text-transform="none" fo:color="#333333" style:font-name="Arial" fo:font-size="10.5pt" fo:letter-spacing="normal" fo:font-style="normal" fo:font-weight="normal" style:font-size-asian="10.5pt" style:font-weight-asian="normal" style:font-size-complex="10.5pt" style:font-weight-complex="normal"/>
    </style:style>
    <style:style style:name="T46" style:family="text">
      <style:text-properties fo:font-variant="normal" fo:text-transform="none" fo:color="#333333" style:font-name="Arial" fo:font-size="10.5pt" fo:letter-spacing="normal" fo:font-style="normal" fo:font-weight="normal" style:font-size-asian="10.5pt" style:font-style-asian="normal" style:font-weight-asian="normal" style:font-size-complex="10.5pt" style:font-style-complex="normal" style:font-weight-complex="normal"/>
    </style:style>
    <style:style style:name="T47" style:family="text">
      <style:text-properties fo:font-variant="normal" fo:text-transform="none" fo:color="#333333" style:font-name="Arial" fo:font-size="10.5pt" fo:letter-spacing="normal" fo:font-style="normal" fo:font-weight="bold" style:font-size-asian="10.5pt" style:font-weight-asian="bold" style:font-size-complex="10.5pt" style:font-weight-complex="bold"/>
    </style:style>
    <style:style style:name="T48" style:family="text">
      <style:text-properties fo:font-variant="normal" fo:text-transform="none" fo:color="#333333" style:font-name="Arial" fo:font-size="10.5pt" fo:letter-spacing="normal" fo:font-style="normal" style:font-size-asian="10.5pt" style:font-size-complex="10.5pt"/>
    </style:style>
    <style:style style:name="T49" style:family="text">
      <style:text-properties fo:font-variant="normal" fo:text-transform="none" fo:color="#333333" style:font-name="Arial" fo:font-size="10.5pt" fo:letter-spacing="normal"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T50" style:family="text">
      <style:text-properties fo:font-variant="normal" fo:text-transform="none" fo:color="#333333"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51" style:family="text">
      <style:text-properties fo:font-variant="normal" fo:text-transform="none" fo:color="#333333" style:font-name="Arial" fo:font-size="10.5pt" fo:letter-spacing="normal" fo:font-weight="normal" style:font-size-asian="10.5pt" style:font-weight-asian="normal" style:font-size-complex="10.5pt" style:font-weight-complex="normal"/>
    </style:style>
    <style:style style:name="T52" style:family="text">
      <style:text-properties fo:font-variant="normal" fo:text-transform="none" fo:color="#333333" style:font-name="Arial" fo:font-size="10.5pt" fo:letter-spacing="normal" fo:font-style="italic" fo:font-weight="normal" style:font-size-asian="10.5pt" style:font-style-asian="italic" style:font-weight-asian="normal" style:font-size-complex="10.5pt" style:font-style-complex="italic" style:font-weight-complex="normal"/>
    </style:style>
    <style:style style:name="T53" style:family="text">
      <style:text-properties fo:font-variant="normal" fo:text-transform="none"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54" style:family="text">
      <style:text-properties fo:font-weight="bold" style:font-weight-asian="bold" style:font-weight-complex="bold"/>
    </style:style>
    <style:style style:name="T55" style:family="text">
      <style:text-properties fo:font-weight="bold" style:font-name-asian="Consolas1" style:font-weight-asian="bold" style:font-name-complex="Consolas1" style:font-weight-complex="bold"/>
    </style:style>
    <style:style style:name="T56" style:family="text">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57" style:family="text">
      <style:text-properties fo:color="#000000"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T58" style:family="text">
      <style:text-properties style:font-name-asian="Consolas1" style:font-name-complex="Consolas1"/>
    </style:style>
    <style:style style:name="T59" style:family="text">
      <style:text-properties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space-before="2.08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Difference between comparator and comparable interface:</text:p>
      <table:table table:name="Table1" table:style-name="Table1">
        <table:table-column table:style-name="Table1.A"/>
        <table:table-column table:style-name="Table1.B"/>
        <table:table-column table:style-name="Table1.C"/>
        <table:table-row>
          <table:table-cell table:style-name="Table1.A1" office:value-type="string">
            <text:p text:style-name="P3"><text:span text:style-name="T35">Parameter</text:span> </text:p>
          </table:table-cell>
          <table:table-cell table:style-name="Table1.A1" office:value-type="string">
            <text:p text:style-name="P3"><text:span text:style-name="T35">Comparable</text:span> </text:p>
          </table:table-cell>
          <table:table-cell table:style-name="Table1.C1" office:value-type="string">
            <text:p text:style-name="P3"><text:span text:style-name="T35">Comparator</text:span> </text:p>
          </table:table-cell>
        </table:table-row>
        <table:table-row>
          <table:table-cell table:style-name="Table1.A2" office:value-type="string">
            <text:p text:style-name="P1"><text:span text:style-name="T35">Sorting logic</text:span> </text:p>
          </table:table-cell>
          <table:table-cell table:style-name="Table1.A2" office:value-type="string">
            <text:p text:style-name="P1"><text:span text:style-name="T35">Sorting logic must be in same class whose objects are being sorted. Hence this is called natural ordering of objects</text:span> <text:span text:style-name="T35">(provides single sorting sequence)</text:span></text:p>
          </table:table-cell>
          <table:table-cell table:style-name="Table1.C2" office:value-type="string">
            <text:p text:style-name="P1"><text:span text:style-name="T35">Sorting logic need not be in same class. Hence we can write different sorting based on different attributes of objects to be sorted. (provides multiple sorting sequence)E.g. Sorting using id,name etc.</text:span> </text:p>
          </table:table-cell>
        </table:table-row>
        <table:table-row>
          <table:table-cell table:style-name="Table1.A2" office:value-type="string">
            <text:p text:style-name="P1"><text:span text:style-name="T35">Implementation</text:span> </text:p>
          </table:table-cell>
          <table:table-cell table:style-name="Table1.A2" office:value-type="string">
            <text:p text:style-name="P1"><text:span text:style-name="T35">Class whose objects to be sorted must implement this interface</text:span> </text:p>
          </table:table-cell>
          <table:table-cell table:style-name="Table1.C2" office:value-type="string">
            <text:p text:style-name="P1"><text:span text:style-name="T35">Class whose objects to be sorted do not need to implement this interface. Some other class can implement this interface.</text:span> </text:p>
          </table:table-cell>
        </table:table-row>
        <table:table-row>
          <table:table-cell table:style-name="Table1.A2" office:value-type="string">
            <text:p text:style-name="P1"><text:span text:style-name="T35">Sorting method</text:span> </text:p>
          </table:table-cell>
          <table:table-cell table:style-name="Table1.A2" office:value-type="string">
            <text:p text:style-name="P1"><text:span text:style-name="T35">int compareTo(Object o1)</text:span><text:line-break/><text:span text:style-name="T35">This method compares this object with o1 object and returns a integer.</text:span> </text:p>
          </table:table-cell>
          <table:table-cell table:style-name="Table1.C2" office:value-type="string">
            <text:p text:style-name="P1"><text:span text:style-name="T35">int compare(Object o1,Object o2)</text:span><text:line-break/><text:span text:style-name="T35">This method compares o1 and o2 objects. and returns a integer.</text:span> </text:p>
          </table:table-cell>
        </table:table-row>
        <table:table-row>
          <table:table-cell table:style-name="Table1.A2" office:value-type="string">
            <text:p text:style-name="P1"><text:span text:style-name="T35">Calling method</text:span> </text:p>
          </table:table-cell>
          <table:table-cell table:style-name="Table1.A2" office:value-type="string">
            <text:p text:style-name="P1"><text:span text:style-name="T35">Collections.sort(List)</text:span> </text:p>
          </table:table-cell>
          <table:table-cell table:style-name="Table1.C2" office:value-type="string">
            <text:p text:style-name="P1"><text:span text:style-name="T35">Collections.sort(List, Comparator)</text:span> </text:p>
          </table:table-cell>
        </table:table-row>
        <table:table-row>
          <table:table-cell table:style-name="Table1.A2" office:value-type="string">
            <text:p text:style-name="P1"><text:span text:style-name="T35">Package</text:span> </text:p>
          </table:table-cell>
          <table:table-cell table:style-name="Table1.A2" office:value-type="string">
            <text:p text:style-name="P1"><text:span text:style-name="T35">Java.lang.Comparable</text:span> </text:p>
          </table:table-cell>
          <table:table-cell table:style-name="Table1.C2" office:value-type="string">
            <text:p text:style-name="P1"><text:span text:style-name="T35">Java.util.Comparator</text:span> </text:p>
          </table:table-cell>
        </table:table-row>
      </table:table>
      <text:p text:style-name="P1"/>
      <text:p text:style-name="P1">Example:</text:p>
      <text:p text:style-name="P1">Comparable</text:p>
      <text:p text:style-name="P1"><text:tab/><text:tab/>public class Country implements Comparable {</text:p>
      <text:p text:style-name="P1"><text:tab/><text:tab/><text:tab/>@Override</text:p>
      <text:p text:style-name="P1"><text:tab/><text:tab/><text:tab/>public int compareTo(Object arg0) {</text:p>
      <text:p text:style-name="P1"><text:tab/><text:tab/><text:tab/><text:tab/>Country country = (Country) arg0;</text:p>
      <text:p text:style-name="P1"><text:tab/><text:tab/><text:tab/><text:tab/>return (this.countryId &lt; country.countryId) ? -1</text:p>
      <text:p text:style-name="P1"><text:tab/><text:tab/><text:tab/><text:tab/><text:tab/><text:tab/>: (this.countryId &gt; country.countryId) ? 1 : 0;</text:p>
      <text:p text:style-name="P1"><text:tab/><text:tab/><text:tab/>}</text:p>
      <text:p text:style-name="P1"><text:tab/><text:tab/>}</text:p>
      <text:p text:style-name="P1"/>
      <text:p text:style-name="P1">Comparator</text:p>
      <text:p text:style-name="P1"><text:tab/><text:tab/>public class CountrySortByIdComparator implements Comparator&lt;Country&gt; {</text:p>
      <text:p text:style-name="P1"><text:tab/><text:tab/><text:tab/>@Override</text:p>
      <text:p text:style-name="P1"><text:tab/><text:tab/><text:tab/>public int compare(Country country1, Country country2) {</text:p>
      <text:p text:style-name="P1"><text:tab/><text:tab/><text:tab/><text:tab/>return (country1.getCountryId() &lt; country2.getCountryId()) ? -1</text:p>
      <text:p text:style-name="P1"><text:tab/><text:tab/><text:tab/><text:tab/><text:tab/><text:tab/>: (country1.getCountryId() &gt; country2.getCountryId()) ? 1</text:p>
      <text:p text:style-name="P1"><text:tab/><text:tab/><text:tab/><text:tab/><text:tab/><text:tab/><text:tab/><text:tab/>: 0;</text:p>
      <text:p text:style-name="P1"><text:tab/><text:tab/><text:tab/>}</text:p>
      <text:p text:style-name="P1"><text:tab/><text:tab/>}</text:p>
      <text:p text:style-name="P1"/>
      <text:p text:style-name="P1"/>
      <text:p text:style-name="P1"/>
      <text:p text:style-name="P3"><text:soft-page-break/>2. Can we override a static method? If we do what will happen?</text:p>
      <text:list xml:id="list2504958555406833572" text:style-name="L1">
        <text:list-item>
          <text:p text:style-name="P25">No,Static methods can't be overridden as it is part of a class rather than an object.</text:p>
        </text:list-item>
        <text:list-item>
          <text:p text:style-name="P24"><text:span text:style-name="T2">If a subclass defines a static method with the same signature as a static method in the superclass, the method in the subclass </text:span><text:span text:style-name="Emphasis"><text:span text:style-name="T2">hides </text:span></text:span><text:span text:style-name="T2">the one in the superclass.</text:span></text:p>
        </text:list-item>
        <text:list-item>
          <text:p text:style-name="P35">The version of the hidden static method that gets invoked depends on whether it is invoked from the superclass or the subclass.</text:p>
          <text:p text:style-name="P35"/>
        </text:list-item>
      </text:list>
      <text:p text:style-name="P9">3. Example of Java's final classes:</text:p>
      <text:list xml:id="list8378725620574373700" text:style-name="L2">
        <text:list-item>
          <text:p text:style-name="P36">java.lang.String</text:p>
        </text:list-item>
        <text:list-item>
          <text:p text:style-name="P36">java.lang.StringBuffer</text:p>
        </text:list-item>
        <text:list-item>
          <text:p text:style-name="P36">java.lang.Math</text:p>
        </text:list-item>
        <text:list-item>
          <text:p text:style-name="P36">java.lang.System</text:p>
        </text:list-item>
        <text:list-item>
          <text:p text:style-name="P26">All Wrapper class(Integer, Double, etc)</text:p>
          <text:p text:style-name="P26"/>
        </text:list-item>
      </text:list>
      <text:p text:style-name="P3">4. What is the use of final ArrayList?</text:p>
      <text:list xml:id="list3921776434764174990" text:style-name="L3">
        <text:list-item>
          <text:p text:style-name="P37">This means that you cannot rebind the variable to point to a different collection instance.</text:p>
        </text:list-item>
        <text:list-item>
          <text:p text:style-name="P37">But still can add to ArrayList new elements, remove elements and update it.</text:p>
        </text:list-item>
      </text:list>
      <text:p text:style-name="P1"/>
      <text:p text:style-name="P1"><text:span text:style-name="T54">5. How to make a collection unmodifiable?</text:span> </text:p>
      <text:p text:style-name="P1">Collections.unmodifiableCollection(list) , Collections.unmodifiableList(list), Collections.unmodifiableSet(list), etc</text:p>
      <text:p text:style-name="P1">can be used to make a collection unmodified. </text:p>
      <text:p text:style-name="P1">And an attempt to modify the collection will result in an UnsupportedOperationException.</text:p>
      <text:p text:style-name="P1">Eg: <text:span text:style-name="T58">List&lt;String&gt; list = Collections.</text:span><text:span text:style-name="T58">unmodifiableList</text:span><text:span text:style-name="T58">(</text:span><text:span text:style-name="T58">new</text:span><text:span text:style-name="T58"> ArrayList&lt;String&gt;());</text:span></text:p>
      <text:p text:style-name="P2"/>
      <text:p text:style-name="P5">6.Difference between unmodifiable collection and immutable collection.</text:p>
      <text:p text:style-name="P2">An unmodifiable collection is often a wrapper around a modifiable collection which other code may still have access to. So while you can't make any changes to it if you only have a reference to the unmodifiable collection, you can't rely on the contents not changing.</text:p>
      <text:p text:style-name="P2">An immutable collection guarantees that nothing can change the collection any more. If it wraps a modifiable collection, it makes sure that no other code has access to that modifiable collection. Note that although no code can change which objects the collection contains references to, the objects themselves may still be mutable </text:p>
      <text:p text:style-name="P2"/>
      <text:p text:style-name="P5">7. Why do we use finally block? How can we stop the execution of finally block?</text:p>
      <text:p text:style-name="P2">Finally block in java can be used to put "cleanup" code such as closing a file, closing connection etc.</text:p>
      <text:p text:style-name="P2">The finally block will not be executed if program exits(either by calling System.exit() or by causing a fatal error that causes the process to abort).</text:p>
      <text:p text:style-name="P2"/>
      <text:p text:style-name="P5">8. When to use abstract class and when interface?</text:p>
      <text:list xml:id="list8265053070512884733" text:style-name="L4">
        <text:list-item>
          <text:p text:style-name="P49">Abstract classes are useful in a situation when some general methods should <text:s/>be inherited and specialization behavior should be implemented by subclasses</text:p>
        </text:list-item>
        <text:list-item>
          <text:p text:style-name="P38"><text:span text:style-name="T58">Interfaces are useful in a situation when all its properties need to be implemented by subclasses (i.e.) </text:span><text:soft-page-break/><text:span text:style-name="T58">useful in cases when only the behavior of the method is specified buit not concerned about who implements its behavior.</text:span></text:p>
        </text:list-item>
      </text:list>
      <text:p text:style-name="P2"/>
      <text:p text:style-name="P3"><text:span text:style-name="T36">9. </text:span><text:span text:style-name="T36">Why are layered architectures so useful?</text:span></text:p>
      <text:list xml:id="list4086826877298689630" text:style-name="L5">
        <text:list-item>
          <text:p text:style-name="P30">allows to distinguish and distribute the responsibilities that your application, your code has to deliver value to the end user. </text:p>
        </text:list-item>
      </text:list>
      <text:p text:style-name="P1"><text:span text:style-name="T36">That is, the user interface does not contain components or elements that handle business logic. Business logic resides in a separate layer. A data access layer does not have anything to do with presenting the data, it deals with the database.</text:span><text:span text:style-name="T58"> </text:span></text:p>
      <text:list xml:id="list3451149887780352015" text:style-name="L6">
        <text:list-item>
          <text:p text:style-name="P52"><text:span text:style-name="Emphasis"><text:span text:style-name="T3">Easier to understand</text:span></text:span><text:span text:style-name="T3">.</text:span></text:p>
        </text:list-item>
        <text:list-item>
          <text:p text:style-name="P52"><text:span text:style-name="Emphasis"><text:span text:style-name="T3">Easier to write</text:span></text:span><text:span text:style-name="T3">.</text:span></text:p>
        </text:list-item>
        <text:list-item>
          <text:p text:style-name="P52"><text:span text:style-name="Emphasis"><text:span text:style-name="T3">Easier to test</text:span></text:span><text:span text:style-name="T3">. </text:span></text:p>
        </text:list-item>
        <text:list-item>
          <text:p text:style-name="P52"><text:span text:style-name="Emphasis"><text:span text:style-name="T3">Easier to extend</text:span></text:span><text:span text:style-name="T3">. </text:span></text:p>
          <text:p text:style-name="P31"/>
        </text:list-item>
      </text:list>
      <text:p text:style-name="P10">10. toString() overrides from which class?</text:p>
      <text:p text:style-name="P1"><text:span text:style-name="T36">The toString() method is overridden from the Object class</text:span><text:span text:style-name="T36">.</text:span></text:p>
      <text:p text:style-name="P12">If any code needs some information of an object of a class, then it can get it by using this method.</text:p>
      <text:p text:style-name="P12">The toString() method of an object gets invoked automatically, when an object reference is passed in the System.out.println() method. </text:p>
      <text:p text:style-name="P12"/>
      <text:p text:style-name="P3"><text:span text:style-name="T36">11. </text:span><text:span text:style-name="T36">Difference between HTTP and HTTPS:</text:span><text:span text:style-name="T36"> </text:span></text:p>
      <table:table table:name="Table2" table:style-name="Table2">
        <table:table-column table:style-name="Table2.A"/>
        <table:table-column table:style-name="Table2.B"/>
        <table:table-row>
          <table:table-cell table:style-name="Table2.A1" office:value-type="string">
            <text:p text:style-name="P9">HTTP</text:p>
          </table:table-cell>
          <table:table-cell table:style-name="Table2.B1" office:value-type="string">
            <text:p text:style-name="P10">HTTPS</text:p>
          </table:table-cell>
        </table:table-row>
        <table:table-row>
          <table:table-cell table:style-name="Table2.A2" office:value-type="string">
            <text:p text:style-name="P1"><text:span text:style-name="T35">is unsecured</text:span> </text:p>
          </table:table-cell>
          <table:table-cell table:style-name="Table2.B2" office:value-type="string">
            <text:p text:style-name="P11">is secured.</text:p>
          </table:table-cell>
        </table:table-row>
        <table:table-row>
          <table:table-cell table:style-name="Table2.A2" office:value-type="string">
            <text:p text:style-name="P1"><text:span text:style-name="T35">uses port 80 for communication</text:span> </text:p>
          </table:table-cell>
          <table:table-cell table:style-name="Table2.B2" office:value-type="string">
            <text:p text:style-name="P1"><text:span text:style-name="T35">uses port 443 for communication</text:span> </text:p>
          </table:table-cell>
        </table:table-row>
        <table:table-row>
          <table:table-cell table:style-name="Table2.A2" office:value-type="string">
            <text:p text:style-name="P1"><text:span text:style-name="T35">operates at Application Layer</text:span> </text:p>
          </table:table-cell>
          <table:table-cell table:style-name="Table2.B2" office:value-type="string">
            <text:p text:style-name="P1"><text:span text:style-name="T35">operates at Transport Layer</text:span> </text:p>
          </table:table-cell>
        </table:table-row>
        <table:table-row>
          <table:table-cell table:style-name="Table2.A2" office:value-type="string">
            <text:p text:style-name="P1"><text:span text:style-name="T35">No encryption is there</text:span> </text:p>
          </table:table-cell>
          <table:table-cell table:style-name="Table2.B2" office:value-type="string">
            <text:p text:style-name="P1"><text:span text:style-name="T35">uses encryption</text:span> </text:p>
          </table:table-cell>
        </table:table-row>
      </table:table>
      <text:p text:style-name="P12"/>
      <text:p text:style-name="P3"><text:span text:style-name="T36">12. </text:span><text:span text:style-name="T36">How HTTPS works?</text:span></text:p>
      <text:p text:style-name="P12">For HTTPS connection, a server must have a public key certificate, which embeds key information with a verification of the key owner's identity.</text:p>
      <text:p text:style-name="P12">When using an https connection,</text:p>
      <text:list xml:id="list254372592995942776" text:style-name="L7">
        <text:list-item>
          <text:p text:style-name="P32">the server responds to the initial connection by offering a list of encryption methods it supports. </text:p>
        </text:list-item>
        <text:list-item>
          <text:p text:style-name="P32">In response, the client selects a connection method, and the client &amp; server exchange certificates to authenticate their identities.</text:p>
        </text:list-item>
        <text:list-item>
          <text:p text:style-name="P39"><text:span text:style-name="T36">After this is done, both parties exchange the encrypted information after ensuring that both are using the same key (ie) </text:span><text:span text:style-name="T36">Server and Client now share a secret which they can use to encrypt messages going back and forth.</text:span><text:span text:style-name="T36"> </text:span></text:p>
        </text:list-item>
      </text:list>
      <text:p text:style-name="P12"/>
      <text:p text:style-name="P12"/>
      <text:p text:style-name="P10"><text:soft-page-break/>13. How are Java objects stored in memory?</text:p>
      <text:p text:style-name="P12">There are two kinds of memory used in Java. </text:p>
      <text:p text:style-name="P12">Stack memory: stores primitive types and the addresses of objects. </text:p>
      <text:p text:style-name="P12">Heap memory:The object values are stored in heap memory. </text:p>
      <text:p text:style-name="P12">An object reference on the stack is only an address that refers to the place in heap memory where that object is kept. </text:p>
      <text:p text:style-name="P12"/>
      <text:p text:style-name="P10">14. What’s the difference between equals() and ==?</text:p>
      <text:p text:style-name="P1"><text:span text:style-name="T36">In Java, when the “==” operator is used to compare 2 objects, it checks to see if the objects refer to the same place in memory.</text:span><text:span text:style-name="T36"> </text:span></text:p>
      <text:p text:style-name="P2">The “==” operator compares the objects’ location(s) in memory.</text:p>
      <text:p text:style-name="P1"><text:span text:style-name="T36">The equals method is defined in the Object class, which </text:span><text:span text:style-name="T36">is actually meant to compare the contents of 2 objects, and not their location in memory.</text:span><text:span text:style-name="T58"> </text:span></text:p>
      <text:p text:style-name="P12">by default equals() will behave the same as the “==” operator and compare object locations. But, when overriding the equals() method, you should compare the values of the object instead. </text:p>
      <text:p text:style-name="P12"/>
      <text:p text:style-name="P10">15. how equals() method works internally?</text:p>
      <text:p text:style-name="P12">The Object which all other Java objects extend has an equals method which allows you to check to see if two objects are equal, which means you call equals on any object you want.</text:p>
      <text:p text:style-name="Text_20_body"><text:span text:style-name="Emphasis"><text:span text:style-name="T3">That is, for any reference values x and y, this method returns true if and only if x and y refer to the same object ( x==y has the value true ).</text:span></text:span><text:span text:style-name="T3"> </text:span></text:p>
      <text:p text:style-name="P1"><text:span text:style-name="T36">When you compare two instances using ==, you are actually comparing their memory addresses to see if they are references to the same object.</text:span><text:span text:style-name="T36"> </text:span></text:p>
      <text:p text:style-name="P12"/>
      <text:p text:style-name="P10">16. Can we define static variables inside a static method? If yes, whether that is a global variable?</text:p>
      <text:p text:style-name="P1"><text:span text:style-name="T36">You can not declare variable as static inside a method.</text:span><text:span text:style-name="T36"><text:line-break/></text:span><text:span text:style-name="T36">Inside method all variables are local variables that has no existence outside this method that’s why they can't be static.</text:span><text:span text:style-name="T36"> </text:span></text:p>
      <text:p text:style-name="P12"/>
      <text:p text:style-name="P3"><text:span text:style-name="T36">17.</text:span><text:span text:style-name="T36">Hashing function</text:span><text:span text:style-name="T36"> <text:s/>rule:</text:span></text:p>
      <text:p text:style-name="Text_20_body"><text:span text:style-name="Strong_20_Emphasis"><text:span text:style-name="T3">Hash function should return the same hash code each and every time, when function is applied on same or equal objects.</text:span></text:span></text:p>
      <text:p text:style-name="Text_20_body"><text:span text:style-name="Strong_20_Emphasis"><text:span text:style-name="T3">In other words, two equal objects must produce same hash code consistently. </text:span></text:span></text:p>
      <text:p text:style-name="Text_20_body"><text:span text:style-name="Strong_20_Emphasis"><text:span text:style-name="T3"/></text:span></text:p>
      <text:p text:style-name="Text_20_body"><text:span text:style-name="Strong_20_Emphasis"><text:span text:style-name="T5">18. Default implementation of hashCode() function:</text:span></text:span></text:p>
      <text:p text:style-name="P1"><text:span text:style-name="T35">A hashcode is a number generated from any object. This is what allows objects to be stored/retrieved quickly in a Hashtable.</text:span> </text:p>
      <text:p text:style-name="Text_20_body"><text:span text:style-name="Strong_20_Emphasis"><text:span text:style-name="T3">All objects in java inherit a default implementation of hashCode() function defined in Object class. </text:span></text:span></text:p>
      <text:p text:style-name="Text_20_body"><text:span text:style-name="Strong_20_Emphasis"><text:span text:style-name="T3">This function produce hash code by typically converting the internal address of the object into an integer, thus producing different hash codes for all different objects. </text:span></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oft-page-break/><text:span text:style-name="Strong_20_Emphasis"><text:span text:style-name="T5">19. How HasMap will work internally?</text:span></text:span></text:p>
      <text:p text:style-name="Text_20_body"><text:span text:style-name="Strong_20_Emphasis"><text:span text:style-name="T3">in HashMap to store <text:s/>key value pair it has an inner class Entry which implements Map.Entry</text:span></text:span></text:p>
      <text:p text:style-name="Text_20_body"><text:span text:style-name="Strong_20_Emphasis"><text:span text:style-name="T3">here key is marked as final and along with it two other fields are there: hash and next</text:span></text:span></text:p>
      <text:p text:style-name="Text_20_body"><text:span text:style-name="Strong_20_Emphasis"><text:span text:style-name="T3">instances of Entry class are stored in an array which is transient. </text:span></text:span></text:p>
      <text:p text:style-name="Text_20_body"><text:span text:style-name="Strong_20_Emphasis"><text:span text:style-name="T5">Put():</text:span></text:span></text:p>
      <text:list xml:id="list2595025470358414444" text:style-name="L8">
        <text:list-item>
          <text:p text:style-name="P53"><text:span text:style-name="Strong_20_Emphasis"><text:span text:style-name="T3">key object is checked for null. If key is null, value is stored in table[0] position. Because hash code for null is always 0. </text:span></text:span></text:p>
        </text:list-item>
        <text:list-item>
          <text:p text:style-name="P53"><text:span text:style-name="Strong_20_Emphasis"><text:span text:style-name="T3">a hash value is calculated using key’s hash code by calling its hashCode() method. This hash value is used to calculate index in array for storing Entry object. </text:span></text:span></text:p>
        </text:list-item>
        <text:list-item>
          <text:p text:style-name="P53"><text:span text:style-name="Strong_20_Emphasis"><text:span text:style-name="T3">Now </text:span></text:span><text:span text:style-name="Strong_20_Emphasis"><text:span text:style-name="Emphasis"><text:span text:style-name="T3">indexFor(hash, table.length)</text:span></text:span></text:span><text:span text:style-name="Strong_20_Emphasis"><text:span text:style-name="T3"> function is called to calculate exact index position for storing the Entry object. </text:span></text:span></text:p>
        </text:list-item>
        <text:list-item>
          <text:p text:style-name="P53"><text:span text:style-name="Strong_20_Emphasis"><text:span text:style-name="T3">two unequal objects can have same hash code value and in that case objects will be stored in same array location [called bucket]. </text:span></text:span></text:p>
        </text:list-item>
        <text:list-item>
          <text:p text:style-name="P53"><text:span text:style-name="Strong_20_Emphasis"><text:span text:style-name="T3">Entry class had an attribute “next”. This attribute always points to next object in chain. This is exactly the behavior of LinkedList. </text:span></text:span></text:p>
        </text:list-item>
        <text:list-item>
          <text:p text:style-name="P53"><text:span text:style-name="Strong_20_Emphasis"><text:span text:style-name="T3">If there is already an object sitting on calculated index, its next attribute is checked. If it is null, and current Entry object becomes next node in LinkedList. If next variable is not null, procedure is followed until next is evaluated as null. </text:span></text:span></text:p>
        </text:list-item>
      </text:list>
      <text:p text:style-name="Text_20_body"><text:span text:style-name="Strong_20_Emphasis"><text:span text:style-name="T5">Get():</text:span></text:span></text:p>
      <text:p text:style-name="Text_20_body"><text:span text:style-name="Strong_20_Emphasis"><text:span text:style-name="T3">the way key uniqueness is determined in put() method , same logic is applied in get() method also. </text:span></text:span></text:p>
      <text:p text:style-name="Text_20_body"><text:span text:style-name="Strong_20_Emphasis"><text:span text:style-name="T3">The moment HashMap identify exact match for the key object passed as argument, it simply returns the value object stored in current Entry object. </text:span></text:span></text:p>
      <text:p text:style-name="Text_20_body"><text:span text:style-name="Strong_20_Emphasis"><text:span text:style-name="T3"/></text:span></text:p>
      <text:p text:style-name="Text_20_body"><text:span text:style-name="Strong_20_Emphasis"><text:span text:style-name="T5">20. Can we add a duplicate key in hashmap with different value? How will it work internally?</text:span></text:span></text:p>
      <text:p text:style-name="Text_20_body"><text:span text:style-name="Strong_20_Emphasis"><text:span text:style-name="T3">We can add duplicate key with different value in hashmap. But the old value of the duplicate key will be replaced by the new value.</text:span></text:span></text:p>
      <text:p text:style-name="Text_20_body"><text:span text:style-name="Strong_20_Emphasis"><text:span text:style-name="T3">Also in hashMap null values can be inserted.</text:span></text:span></text:p>
      <text:p text:style-name="Text_20_body"><text:span text:style-name="Strong_20_Emphasis"><text:span text:style-name="T3"/></text:span></text:p>
      <text:p text:style-name="Text_20_body"><text:span text:style-name="Strong_20_Emphasis"><text:span text:style-name="T5">21. Can we have multiple 'sturts.xml' configuration file? How to specify it?</text:span></text:span></text:p>
      <text:p text:style-name="Text_20_body"><text:span text:style-name="Strong_20_Emphasis"><text:span text:style-name="T3">Yes. We can have more than one struts.xml configuration files. </text:span></text:span></text:p>
      <text:p text:style-name="Text_20_body"><text:span text:style-name="Strong_20_Emphasis"><text:span text:style-name="T3">It is specified using &lt;include&gt; tag.</text:span></text:span></text:p>
      <text:p text:style-name="Text_20_body"><text:span text:style-name="Strong_20_Emphasis"><text:span text:style-name="T3"/></text:span></text:p>
      <text:p text:style-name="Text_20_body"><text:span text:style-name="Strong_20_Emphasis"><text:span text:style-name="T5">22. Define JSTL:</text:span></text:span></text:p>
      <text:list xml:id="list7466846406092292635" text:style-name="L9">
        <text:list-item>
          <text:p text:style-name="P54"><text:span text:style-name="Strong_20_Emphasis"><text:span text:style-name="T3">The Java Server Pages Standard Tag Library (JSTL) is a collection of useful JSP tags which encapsulates core functionality common to many JSP applications. </text:span></text:span></text:p>
        </text:list-item>
        <text:list-item>
          <text:p text:style-name="P54"><text:span text:style-name="Strong_20_Emphasis"><text:span text:style-name="T3">JSTL has support for </text:span></text:span></text:p>
          <text:list>
            <text:list-item>
              <text:p text:style-name="P40">Core Tags</text:p>
            </text:list-item>
            <text:list-item>
              <text:p text:style-name="P40">Formatting tags</text:p>
            </text:list-item>
            <text:list-item>
              <text:p text:style-name="P40">SQL tags</text:p>
            </text:list-item>
            <text:list-item>
              <text:p text:style-name="P40">XML tags</text:p>
            </text:list-item>
            <text:list-item>
              <text:p text:style-name="P27"><text:soft-page-break/>JSTL Functions</text:p>
            </text:list-item>
          </text:list>
        </text:list-item>
        <text:list-item>
          <text:p text:style-name="P54"><text:span text:style-name="Strong_20_Emphasis"><text:span text:style-name="T3">Specified using taglib in jsp.</text:span></text:span></text:p>
        </text:list-item>
      </text:list>
      <text:p text:style-name="Text_20_body"><text:span text:style-name="Strong_20_Emphasis"><text:span text:style-name="T3"/></text:span></text:p>
      <text:p text:style-name="Text_20_body"><text:span text:style-name="Strong_20_Emphasis"><text:span text:style-name="T5">23. Singleton Class:</text:span></text:span></text:p>
      <text:p text:style-name="Text_20_body"><text:span text:style-name="Strong_20_Emphasis"><text:span text:style-name="T3"><text:tab/>Class MyClass{</text:span></text:span></text:p>
      <text:p text:style-name="Text_20_body"><text:span text:style-name="Strong_20_Emphasis"><text:span text:style-name="T3"><text:tab/><text:tab/>private static MyClass obj = null;</text:span></text:span></text:p>
      <text:p text:style-name="Text_20_body"><text:span text:style-name="Strong_20_Emphasis"><text:span text:style-name="T3"><text:tab/><text:tab/>private MyClass(){ .. }</text:span></text:span></text:p>
      <text:p text:style-name="Text_20_body"><text:span text:style-name="Strong_20_Emphasis"><text:span text:style-name="T3"><text:tab/><text:tab/>public static MyClass getInstance() {</text:span></text:span></text:p>
      <text:p text:style-name="Text_20_body"><text:span text:style-name="Strong_20_Emphasis"><text:span text:style-name="T3"><text:tab/><text:tab/><text:tab/>if(obj == null) {</text:span></text:span></text:p>
      <text:p text:style-name="Text_20_body"><text:span text:style-name="Strong_20_Emphasis"><text:span text:style-name="T3"><text:tab/><text:tab/><text:tab/><text:tab/>obj = new MyClass();</text:span></text:span></text:p>
      <text:p text:style-name="Text_20_body"><text:span text:style-name="Strong_20_Emphasis"><text:span text:style-name="T3"><text:tab/><text:tab/><text:tab/>}</text:span></text:span></text:p>
      <text:p text:style-name="Text_20_body"><text:span text:style-name="Strong_20_Emphasis"><text:span text:style-name="T3"><text:tab/><text:tab/><text:tab/>return obj;</text:span></text:span></text:p>
      <text:p text:style-name="Text_20_body"><text:span text:style-name="Strong_20_Emphasis"><text:span text:style-name="T3"><text:tab/><text:tab/>}</text:span></text:span></text:p>
      <text:p text:style-name="Text_20_body"><text:span text:style-name="Strong_20_Emphasis"><text:span text:style-name="T3"><text:tab/>}</text:span></text:span></text:p>
      <text:p text:style-name="Text_20_body"><text:span text:style-name="Strong_20_Emphasis"><text:span text:style-name="T3"/></text:span></text:p>
      <text:p text:style-name="Text_20_body"><text:span text:style-name="Strong_20_Emphasis"><text:span text:style-name="T5">24. The 5 main differences betwen HashMap and Hashtable</text:span></text:span></text:p>
      <text:p text:style-name="Text_20_body"><text:span text:style-name="Strong_20_Emphasis"><text:span text:style-name="T3">HashMap and Hashtable both implement java.util.Map.</text:span></text:span></text:p>
      <table:table table:name="Table3" table:style-name="Table3">
        <table:table-column table:style-name="Table3.A"/>
        <table:table-column table:style-name="Table3.B"/>
        <table:table-row>
          <table:table-cell table:style-name="Table3.A1" office:value-type="string">
            <text:p text:style-name="Text_20_body"><text:span text:style-name="Strong_20_Emphasis"><text:span text:style-name="T5">HashMap</text:span></text:span></text:p>
          </table:table-cell>
          <table:table-cell table:style-name="Table3.B1" office:value-type="string">
            <text:p text:style-name="Text_20_body"><text:span text:style-name="Strong_20_Emphasis"><text:span text:style-name="T5">Hashtable</text:span></text:span></text:p>
          </table:table-cell>
        </table:table-row>
        <table:table-row>
          <table:table-cell table:style-name="Table3.A2" office:value-type="string">
            <text:p text:style-name="P11">HashMap is non-synchronized and cannot be shared between multiple threads without proper synchronization.</text:p>
          </table:table-cell>
          <table:table-cell table:style-name="Table3.B2" office:value-type="string">
            <text:p text:style-name="P11">Hashtable is synchronized, which means Hashtable is thread-safe and can be shared between multiple threads </text:p>
          </table:table-cell>
        </table:table-row>
        <table:table-row>
          <table:table-cell table:style-name="Table3.A2" office:value-type="string">
            <text:p text:style-name="P1"><text:span text:style-name="T35">HashMap allows null values as key</text:span> </text:p>
          </table:table-cell>
          <table:table-cell table:style-name="Table3.B2" office:value-type="string">
            <text:p text:style-name="P1"><text:span text:style-name="T35">Hashtable doesn’t allow nulls</text:span> </text:p>
          </table:table-cell>
        </table:table-row>
        <table:table-row>
          <table:table-cell table:style-name="Table3.A2" office:value-type="string">
            <text:p text:style-name="P1"><text:span text:style-name="T35">Iterator in the HashMap is a fail-fast iterator</text:span> </text:p>
          </table:table-cell>
          <table:table-cell table:style-name="Table3.B2" office:value-type="string">
            <text:p text:style-name="P1"><text:span text:style-name="T35">enumerator in the Hashtable is not</text:span> </text:p>
          </table:table-cell>
        </table:table-row>
        <table:table-row>
          <table:table-cell table:style-name="Table3.A2" office:value-type="string">
            <text:p text:style-name="P1">If <text:span text:style-name="T35">HashMap is only used by one thread, it is faster than Hashtable.</text:span></text:p>
          </table:table-cell>
          <table:table-cell table:style-name="Table3.B2" office:value-type="string">
            <text:p text:style-name="P1"><text:span text:style-name="T35">synchronization Hashtable is much slower than HashMap if used in Single threaded environment. </text:span><text:s/></text:p>
          </table:table-cell>
        </table:table-row>
        <table:table-row>
          <table:table-cell table:style-name="Table3.A2" office:value-type="string">
            <text:p text:style-name="P1"><text:span text:style-name="T35">HashMap does not guarantee that the order of the map will remain constant over time.</text:span> </text:p>
          </table:table-cell>
          <table:table-cell table:style-name="Table3.B2" office:value-type="string">
            <text:p text:style-name="P11">Hashtable guarantees order and is of natural order</text:p>
          </table:table-cell>
        </table:table-row>
      </table:table>
      <text:p text:style-name="Text_20_body"><text:span text:style-name="Strong_20_Emphasis"><text:span text:style-name="T3"/></text:span></text:p>
      <text:p text:style-name="Text_20_body"><text:span text:style-name="Strong_20_Emphasis"><text:span text:style-name="T5">25. return statement in try, catch and finally block. Will the return in finally be executed?</text:span></text:span></text:p>
      <text:list xml:id="list8695546498199215895" text:style-name="L10">
        <text:list-item>
          <text:p text:style-name="P55"><text:span text:style-name="Strong_20_Emphasis"><text:span text:style-name="T3">If a return system is encountered in either try or catch block, java will try to execute the code in finally block and then it returns the value specified in the return statement.</text:span></text:span></text:p>
        </text:list-item>
        <text:list-item>
          <text:p text:style-name="P55"><text:span text:style-name="Strong_20_Emphasis"><text:span text:style-name="T3">If in case a return system is encountered in either try or catch block, and while executing the finally block, if again it finds a return statement in finally then that is executed and hence it returns the value specified in finally block. (This scenario throws a warning stating that finally is not complete normally)</text:span></text:span></text:p>
        </text:list-item>
      </text:list>
      <text:p text:style-name="Text_20_body"><text:span text:style-name="Strong_20_Emphasis"><text:span text:style-name="T3"/></text:span></text:p>
      <text:p text:style-name="Text_20_body"><text:span text:style-name="Strong_20_Emphasis"><text:span text:style-name="T5">26. Can we invoke static method using null reference?</text:span></text:span></text:p>
      <text:p text:style-name="Text_20_body"><text:span text:style-name="Strong_20_Emphasis"><text:span text:style-name="T3">Yes. We can <text:s text:c="2"/>invoke a static method using null reference.</text:span></text:span></text:p>
      <text:p text:style-name="Text_20_body"><text:span text:style-name="Strong_20_Emphasis"><text:span text:style-name="T3">TestClass test = null;</text:span></text:span></text:p>
      <text:p text:style-name="P1"><text:span text:style-name="T58">test.</text:span><text:span text:style-name="T58">staticMethod</text:span><text:span text:style-name="T58">()</text:span><text:span text:style-name="T58">;</text:span></text:p>
      <text:p text:style-name="P2"><text:soft-page-break/></text:p>
      <text:p text:style-name="P1"><text:span text:style-name="T55">Reason:</text:span><text:span text:style-name="T58"> </text:span><text:span text:style-name="T36">When accessing a static member through an object reference expression, only the declared type of the reference matters. This means that:</text:span></text:p>
      <text:list xml:id="list1912424734515107703" text:style-name="L11">
        <text:list-item>
          <text:p text:style-name="P33">It doesn't matter if the reference is actually null, since no instance is required</text:p>
        </text:list-item>
        <text:list-item>
          <text:p text:style-name="P33">If the reference is not null, it doesn't matter what the runtime type of the object is</text:p>
        </text:list-item>
      </text:list>
      <text:p text:style-name="P2"><text:s/></text:p>
      <text:p text:style-name="P3"><text:span text:style-name="T58">27. </text:span><text:span text:style-name="T36">Benefits of making a class immutable</text:span></text:p>
      <text:list xml:id="list3071597973186685216" text:style-name="L12">
        <text:list-item>
          <text:p text:style-name="P50">are simple to construct, test, and use</text:p>
        </text:list-item>
        <text:list-item>
          <text:p text:style-name="P50">are automatically thread-safe and have no synchronization issues</text:p>
        </text:list-item>
        <text:list-item>
          <text:p text:style-name="P50">do not need a copy constructor</text:p>
        </text:list-item>
        <text:list-item>
          <text:p text:style-name="P50">do not need an implementation of clone</text:p>
        </text:list-item>
        <text:list-item>
          <text:p text:style-name="P41"><text:span text:style-name="T36">allow </text:span><text:span text:style-name="T39">hashCode t</text:span><text:span text:style-name="T36">o use lazy initialization, and to cache its return value</text:span></text:p>
        </text:list-item>
        <text:list-item>
          <text:p text:style-name="P41"><text:span text:style-name="T36">if an immutable object throws an exception, it’s never left in an undesirable or indeterminate state</text:span><text:span text:style-name="T58"> </text:span></text:p>
        </text:list-item>
      </text:list>
      <text:p text:style-name="P2"/>
      <text:p text:style-name="P5">28. How to create an immutable class?</text:p>
      <text:list xml:id="list8361698665949461871" text:style-name="L13">
        <text:list-item>
          <text:p text:style-name="P56"><text:span text:style-name="Strong_20_Emphasis"><text:span text:style-name="T2">Don’t provide “setter” methods — methods that modify fields or objects referred to by fields.</text:span></text:span><text:span text:style-name="T56"> </text:span></text:p>
        </text:list-item>
        <text:list-item>
          <text:p text:style-name="P42">Make the constructor private and provide a <text:span text:style-name="T35">Factory method to store object creation logic in single place</text:span> </text:p>
        </text:list-item>
        <text:list-item>
          <text:p text:style-name="P56"><text:span text:style-name="Strong_20_Emphasis"><text:span text:style-name="T2">Make all fields final and private</text:span></text:span><text:span text:style-name="T56"> </text:span></text:p>
        </text:list-item>
        <text:list-item>
          <text:p text:style-name="P56"><text:span text:style-name="Strong_20_Emphasis"><text:span text:style-name="T2">Don’t allow subclasses to override methods. declare the class as </text:span></text:span><text:span text:style-name="Strong_20_Emphasis"><text:span text:style-name="Emphasis"><text:span text:style-name="T2">final</text:span></text:span></text:span><text:span text:style-name="Strong_20_Emphasis"><text:span text:style-name="T2">.</text:span></text:span></text:p>
        </text:list-item>
        <text:list-item>
          <text:p text:style-name="P56"><text:span text:style-name="Strong_20_Emphasis"><text:span text:style-name="T2">Identify the mutable variables and return new objects with copied content for all mutable objects. Immutable variables can be returned safely without extra effort. </text:span></text:span></text:p>
        </text:list-item>
      </text:list>
      <text:p text:style-name="Text_20_body"><text:span text:style-name="Strong_20_Emphasis"><text:span text:style-name="T2"/></text:span></text:p>
      <text:p text:style-name="Text_20_body"><text:span text:style-name="Strong_20_Emphasis"><text:span text:style-name="T4">29. What is a pointer and does Java support pointers?</text:span></text:span></text:p>
      <text:p text:style-name="P1">Pointer is a reference handle to a memory location. Improper handling of pointers leads to memory leaks and reliability issues hence Java doesn't support the usage of pointers.</text:p>
      <text:p text:style-name="P1"/>
      <text:p text:style-name="P3">30. Is Java a pure object oriented language?</text:p>
      <text:p text:style-name="P1">Java uses primitive data types and hence is not a pure object oriented language.</text:p>
      <text:p text:style-name="P1"/>
      <text:p text:style-name="P3">31. How to define a constant variable in Java?</text:p>
      <text:p text:style-name="P1">The variable should be declared as static and final. So only one copy of the variable exists for all instances of the class and the value can't be changed also.<text:line-break/><text:line-break/>static final int MAX_LENGTH = 50;</text:p>
      <text:p text:style-name="P1"/>
      <text:p text:style-name="P3">32. main() method features:</text:p>
      <text:list xml:id="list8155711391818668475" text:style-name="L14">
        <text:list-item>
          <text:p text:style-name="P43"><text:span text:style-name="T35">main()</text:span><text:span text:style-name="T35">method is called by the JVM even before the instantiation of the class hence it is declared as </text:span><text:span text:style-name="T35">static</text:span><text:span text:style-name="T35">.</text:span></text:p>
        </text:list-item>
        <text:list-item>
          <text:p text:style-name="P43">main() method be overloaded. You can have any number of main()methods with different method signature and implementation in the class.</text:p>
        </text:list-item>
        <text:list-item>
          <text:p text:style-name="P43"><text:soft-page-break/>Main()method doesn't return anything hence declared void. </text:p>
        </text:list-item>
        <text:list-item>
          <text:p text:style-name="P43">main()method accepts an array of String object as argument.</text:p>
        </text:list-item>
        <text:list-item>
          <text:p text:style-name="P43"><text:span text:style-name="T35">main() method can be declared final. Any inheriting class will not be able to have it's own default main()method.</text:span> </text:p>
        </text:list-item>
      </text:list>
      <text:p text:style-name="P1"/>
      <text:p text:style-name="P18">33. Can we execute a program without main() method?</text:p>
      <text:p text:style-name="P17"><text:s/>Yes, one of the way is static block but in previous version of JDK not in JDK 1.7.</text:p>
      <text:list xml:id="list39543015" text:continue-numbering="true" text:style-name="L14">
        <text:list-header>
          <text:p text:style-name="P43"/>
        </text:list-header>
      </text:list>
      <text:p text:style-name="P3">34. I want to print "Hello" even before main() is executed. How will you achieve that?</text:p>
      <text:p text:style-name="P1">Print the statement inside a static block of code. Static blocks get executed when the class gets loaded into the memory and even before the creation of an object. Hence it will be executed before the main()method. And it will be executed only once.</text:p>
      <text:p text:style-name="P1"/>
      <text:p text:style-name="P16"><text:span text:style-name="T59">35. </text:span><text:span text:style-name="T1">What is not allowed to do with Generics?</text:span></text:p>
      <text:list xml:id="list4185567775650582120" text:style-name="L15">
        <text:list-item>
          <text:p text:style-name="P57">You can’t have static field of type</text:p>
        </text:list-item>
        <text:list-item>
          <text:p text:style-name="P57">You can not create an instance of T</text:p>
        </text:list-item>
        <text:list-item>
          <text:p text:style-name="P57">Generics are not compatible with primitives in declarations</text:p>
        </text:list-item>
        <text:list-item>
          <text:p text:style-name="P57">You can’t create Generic exception class</text:p>
        </text:list-item>
      </text:list>
      <text:p text:style-name="P15"/>
      <text:p text:style-name="P3">36. <text:span text:style-name="T35">How Generics works in Java ? What is type erasure ?</text:span></text:p>
      <text:p text:style-name="P11">Generics is implemented using Type erasure, compiler erases all type related information during compile time and no type related information is available during runtime. </text:p>
      <text:p text:style-name="P11">For example List&lt;String&gt; is represented by only List at runtime.</text:p>
      <text:p text:style-name="P11">Generic type is translated to Raw type by compiler during runtime.</text:p>
      <text:p text:style-name="P11"/>
      <text:p text:style-name="P9">37. Which Collections class uses LRU cache mechanism?</text:p>
      <text:p text:style-name="P11">LRU – Least Recently Used.</text:p>
      <text:p text:style-name="P11">LinkedHashMap provides a method called removeEldestEntry() which is called by put() and putAll() and can be used to instruct to remove eldest entry.</text:p>
      <text:p text:style-name="P11">We have to override the removeEldestEntry() of LinkedHashMap. </text:p>
      <text:p text:style-name="P11"><text:tab/>Map&lt;String,String&gt; lhm = new LinkedHashMap(MAX_ENTRIES + 1, .75F, false) {</text:p>
      <text:p text:style-name="P11"><text:s text:c="3"/><text:tab/><text:tab/>protected boolean removeEldestEntry(Map&lt;String,String&gt; eldest) {</text:p>
      <text:p text:style-name="P11"><text:s text:c="3"/><text:tab/><text:tab/><text:tab/>return size() &gt; MAX_ENTRIES;</text:p>
      <text:p text:style-name="P11"><text:s text:c="2"/><text:tab/><text:tab/> }</text:p>
      <text:p text:style-name="P11"><text:s text:c="3"/><text:tab/>};</text:p>
      <text:p text:style-name="P1"><text:span text:style-name="T35"><text:line-break/></text:span><text:span text:style-name="T35">Parameters: </text:span></text:p>
      <text:p text:style-name="P1">initialCapacity - the initial capacity </text:p>
      <text:p text:style-name="P1">loadFactor - the load factor </text:p>
      <text:p text:style-name="Text_20_body"><text:span text:style-name="T56">accessOrder - the ordering mode - </text:span><text:span text:style-name="Teletype"><text:span text:style-name="T56">true</text:span></text:span><text:span text:style-name="T56"> for access-order, </text:span><text:span text:style-name="Teletype"><text:span text:style-name="T56">false</text:span></text:span><text:span text:style-name="T56"> for insertion-order</text:span></text:p>
      <text:p text:style-name="P1"/>
      <text:p text:style-name="P9"><text:soft-page-break/>38. Can we use Generics with Array? </text:p>
      <text:p text:style-name="P1"><text:span text:style-name="T35">Array doesn't support Generics and that's why usually </text:span><text:span text:style-name="T35">prefer List over Array because </text:span><text:span text:style-name="T35">List can provide compile time type-safety </text:span><text:span text:style-name="T35">over Array.</text:span></text:p>
      <text:p text:style-name="P3"><text:span text:style-name="T1">39. </text:span><text:span text:style-name="T35">Difference between List&lt;?&gt; and List&lt;Object&gt; in Java?</text:span></text:p>
      <text:list xml:id="list6332986840522803129" text:style-name="L16">
        <text:list-item>
          <text:p text:style-name="P28">List&lt;?&gt; is List of unknown type while List&lt;Object&gt; is essentially List of any Type. </text:p>
        </text:list-item>
        <text:list-item>
          <text:p text:style-name="P58"><text:span text:style-name="T2">You can assign List&lt;String&gt;, List&lt;Integer&gt; to List&lt;?&gt; but you can not assign List&lt;String&gt; to List&lt;Object&gt;.</text:span><text:span text:style-name="T7"><text:line-break/></text:span></text:p>
        </text:list-item>
      </text:list>
      <text:p text:style-name="P3">40. <text:span text:style-name="T35">What is blank or uninitialized final variable?</text:span></text:p>
      <text:list xml:id="list1858800664563058698" text:style-name="L17">
        <text:list-item>
          <text:p text:style-name="P44">A final variable that is not initialized at the time of declaration is known as blank final variable.</text:p>
        </text:list-item>
        <text:list-item>
          <text:p text:style-name="P44">If you want to create a variable that is initialized at the time of creating object and once initialized may not be changed, it is useful.</text:p>
        </text:list-item>
        <text:list-item>
          <text:p text:style-name="P44">It can be initialized only in constructor.</text:p>
        </text:list-item>
      </text:list>
      <text:p text:style-name="P13"/>
      <text:p text:style-name="P7">41. Can we declare a constructor final?</text:p>
      <text:p text:style-name="P6">No, because constructor is never inherited.</text:p>
      <text:p text:style-name="P6"/>
      <text:p text:style-name="P7">42. Is final method inherited?</text:p>
      <text:p text:style-name="P6">Yes, final method is inherited but you cannot override it.</text:p>
      <text:p text:style-name="P6"/>
      <text:p text:style-name="P7">43. I<text:span text:style-name="T37">s volatile keyword enough?</text:span></text:p>
      <text:p text:style-name="Text_20_body"><text:span text:style-name="T6">If two threads are both reading and writing to a shared variable, then using the </text:span><text:span text:style-name="Source_20_Text"><text:span text:style-name="T6">volatile </text:span></text:span><text:span text:style-name="T6">keyword for that is not enough. You need to use </text:span><text:span text:style-name="T8">synchronization </text:span><text:span text:style-name="T6">in that case to guarantee that the reading and writing of the variable is atomic.</text:span></text:p>
      <text:p text:style-name="P8">But in case one thread reads and writes the value of a volatile variable, and other threads only read the variable, then the reading threads are guaranteed to see the latest value written to the volatile variable. Without making the variable volatile, this would not be guaranteed.</text:p>
      <text:p text:style-name="P6"/>
      <text:p text:style-name="P3">44. What is downcasting?</text:p>
      <text:p text:style-name="P1"><text:span text:style-name="T35">When Subclass type refers to the object of Parent class, it is known as downcasting.</text:span> </text:p>
      <text:p text:style-name="P1"/>
      <text:p text:style-name="P3">45. <text:span text:style-name="T35">Uses of java package</text:span></text:p>
      <text:list xml:id="list449671266480988109" text:style-name="L18">
        <text:list-item>
          <text:p text:style-name="P45"><text:span text:style-name="T35">Package is a way to organize files in java</text:span> <text:span text:style-name="T35">when a project consists of multiple modules.</text:span> </text:p>
        </text:list-item>
        <text:list-item>
          <text:p text:style-name="P29">It also helps resolve naming conflicts.</text:p>
        </text:list-item>
        <text:list-item>
          <text:p text:style-name="P29">Package's access level also allows you to protect data from being used by the non-authorized classes. </text:p>
        </text:list-item>
      </text:list>
      <text:p text:style-name="P1"/>
      <text:p text:style-name="P1"/>
      <text:p text:style-name="P1"/>
      <text:p text:style-name="P1"/>
      <text:p text:style-name="P1"/>
      <text:p text:style-name="P3"><text:soft-page-break/><text:span text:style-name="T35">46. What are the </text:span><text:span text:style-name="T35">ways to refer to a class that is present in different package?</text:span></text:p>
      <text:p text:style-name="P11">There are 3 different ways:</text:p>
      <text:list xml:id="list2640295061406298443" text:style-name="L19">
        <text:list-item>
          <text:p text:style-name="P46"><text:span text:style-name="T35">Using fully qualified name </text:span><text:span text:style-name="T35">(But this is not a good practice.) - </text:span>class MyDate extends java.util.Date </text:p>
        </text:list-item>
        <text:list-item>
          <text:p text:style-name="P46"><text:span text:style-name="T35">import the only class you want to use - </text:span>import java.util.Date;</text:p>
        </text:list-item>
        <text:list-item>
          <text:p text:style-name="P46"><text:span text:style-name="T35">import all the classes from the particular package - </text:span>import java.util.*;</text:p>
          <text:p text:style-name="P46"/>
        </text:list-item>
      </text:list>
      <text:p text:style-name="P3">47. Where not to use Assertion?</text:p>
      <text:list xml:id="list132296865823908783" text:style-name="L20">
        <text:list-item>
          <text:p text:style-name="P47">Assertion should not be used to check arguments in the public methods because it should result in appropriate run-time exception e.g. IllegalArgumentException, NullPointerException etc. </text:p>
        </text:list-item>
        <text:list-item>
          <text:p text:style-name="P47">Do not use assertion, if you don't want any error in any situation.</text:p>
        </text:list-item>
      </text:list>
      <text:p text:style-name="P11"/>
      <text:p text:style-name="P9">48. What is the purpose of instance initializer block?</text:p>
      <text:p text:style-name="P1"><text:span text:style-name="T35">Instance Initializer block </text:span><text:span text:style-name="T35">is used to initialize the instance data member at run-time each time when object of the class is created.</text:span><text:span text:style-name="T35"> </text:span></text:p>
      <text:p text:style-name="P1"><text:span text:style-name="T54">Note: </text:span>The java compiler copies the code of instance initializer block in every constructor.</text:p>
      <text:p text:style-name="P14"/>
      <text:p text:style-name="P3">49. Rules for instance initializer block :</text:p>
      <text:list xml:id="list3176058358463656792" text:style-name="L21">
        <text:list-item>
          <text:p text:style-name="P48">The instance initializer block is created when instance of the class is created.</text:p>
        </text:list-item>
        <text:list-item>
          <text:p text:style-name="P48">The instance initializer block is invoked after the parent class constructor is invoked (i.e. after super() constructor call).</text:p>
        </text:list-item>
        <text:list-item>
          <text:p text:style-name="P48">The instance initializer block comes in the order in which they appear.</text:p>
        </text:list-item>
      </text:list>
      <text:p text:style-name="P1"/>
      <text:p text:style-name="Text_20_body"><text:span text:style-name="T57">50. What </text:span><text:span text:style-name="T4">The Java equivalent of </text:span><text:span text:style-name="Teletype"><text:span text:style-name="T4">const keyword?</text:span></text:span></text:p>
      <table:table table:name="Table4" table:style-name="Table4">
        <table:table-column table:style-name="Table4.A"/>
        <table:table-column table:style-name="Table4.B"/>
        <table:table-row>
          <table:table-cell table:style-name="Table4.A1" office:value-type="string">
            <text:p text:style-name="P4">Variable type</text:p>
          </table:table-cell>
          <table:table-cell table:style-name="Table4.B1" office:value-type="string">
            <text:p text:style-name="P4">Constant object/variable contents</text:p>
          </table:table-cell>
        </table:table-row>
        <table:table-row>
          <table:table-cell table:style-name="Table4.A2" office:value-type="string">
            <text:p text:style-name="P1">Primitive</text:p>
          </table:table-cell>
          <table:table-cell table:style-name="Table4.B2" office:value-type="string">
            <text:p text:style-name="P1">final variable/final array reference</text:p>
          </table:table-cell>
        </table:table-row>
        <table:table-row>
          <table:table-cell table:style-name="Table4.A2" office:value-type="string">
            <text:p text:style-name="P1">Object</text:p>
          </table:table-cell>
          <table:table-cell table:style-name="Table4.B2" office:value-type="string">
            <text:p text:style-name="P1">Use an immutable object or create a subclass that forces immutability.</text:p>
          </table:table-cell>
        </table:table-row>
      </table:table>
      <text:p text:style-name="Text_20_body"><text:span text:style-name="Teletype"><text:span text:style-name="T2"/></text:span></text:p>
      <text:p text:style-name="P3">51. <text:span text:style-name="T38">Is there a goto statement in Java? If not what is its Java equivalent?</text:span></text:p>
      <text:list xml:id="list704349837929849816" text:style-name="L22">
        <text:list-item>
          <text:p text:style-name="P59"><text:span text:style-name="T9">The Java keyword list specifies the </text:span><text:span text:style-name="Source_20_Text"><text:span text:style-name="T9">goto </text:span></text:span><text:span text:style-name="T9">keyword, but it is marked as "not used". </text:span></text:p>
        </text:list-item>
        <text:list-item>
          <text:p text:style-name="P34">You could use a labeled break statement for its equivalent.</text:p>
        </text:list-item>
      </text:list>
      <text:p text:style-name="P1"/>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Standard"><text:soft-page-break/><text:span text:style-name="Strong_20_Emphasis"><text:span text:style-name="T4">52. What are the access specifiers?</text:span></text:span></text:p>
      <text:p text:style-name="Standard"><text:span text:style-name="Strong_20_Emphasis"><text:span text:style-name="T2">There are four access specifiers Java supports, </text:span></text:span></text:p>
      <text:list xml:id="list1887936375452873567" text:style-name="L23">
        <text:list-item>
          <text:p text:style-name="P60"><text:span text:style-name="Strong_20_Emphasis"><text:span text:style-name="T2">public</text:span></text:span></text:p>
        </text:list-item>
        <text:list-item>
          <text:p text:style-name="P60"><text:span text:style-name="Strong_20_Emphasis"><text:span text:style-name="T2">protected</text:span></text:span></text:p>
        </text:list-item>
        <text:list-item>
          <text:p text:style-name="P60"><text:span text:style-name="Strong_20_Emphasis"><text:span text:style-name="T2">default (not specified at all)</text:span></text:span></text:p>
        </text:list-item>
        <text:list-item>
          <text:p text:style-name="P60"><text:span text:style-name="Strong_20_Emphasis"><text:span text:style-name="T2">private</text:span></text:span></text:p>
        </text:list-item>
      </text:list>
      <text:p text:style-name="Standard"><text:span text:style-name="Strong_20_Emphasis"><text:span text:style-name="T2"/></text:span></text:p>
      <text:p text:style-name="Standard"><text:span text:style-name="Strong_20_Emphasis"><text:span text:style-name="T4">53. What are the access modifiers?</text:span></text:span></text:p>
      <text:list xml:id="list9147643634890514331" text:style-name="L24">
        <text:list-item>
          <text:p text:style-name="P61"><text:span text:style-name="Strong_20_Emphasis"><text:span text:style-name="T2">Static</text:span></text:span></text:p>
        </text:list-item>
        <text:list-item>
          <text:p text:style-name="P61"><text:span text:style-name="Strong_20_Emphasis"><text:span text:style-name="T2">final</text:span></text:span></text:p>
        </text:list-item>
        <text:list-item>
          <text:p text:style-name="P61"><text:span text:style-name="Strong_20_Emphasis"><text:span text:style-name="T2">abstract</text:span></text:span></text:p>
        </text:list-item>
        <text:list-item>
          <text:p text:style-name="P61"><text:span text:style-name="Strong_20_Emphasis"><text:span text:style-name="T2">transient</text:span></text:span></text:p>
        </text:list-item>
        <text:list-item>
          <text:p text:style-name="P61"><text:span text:style-name="Strong_20_Emphasis"><text:span text:style-name="T2">synchronized</text:span></text:span></text:p>
        </text:list-item>
      </text:list>
      <text:p text:style-name="Standard"><text:span text:style-name="Strong_20_Emphasis"><text:span text:style-name="T2"/></text:span></text:p>
      <text:p text:style-name="Standard"><text:span text:style-name="Strong_20_Emphasis"><text:span text:style-name="T4">54. What is the difference between String str = "SOME" and String str = new String("SOME")?</text:span></text:span></text:p>
      <text:list xml:id="list405372477100854752" text:style-name="L25">
        <text:list-item>
          <text:p text:style-name="P62"><text:span text:style-name="Strong_20_Emphasis"><text:span text:style-name="T2">String str="SOME" uses the String pool</text:span></text:span></text:p>
        </text:list-item>
        <text:list-item>
          <text:p text:style-name="P62"><text:span text:style-name="Strong_20_Emphasis"><text:span text:style-name="T2">String str="SOME" is better for most purposes, because it implicitly instantiates and initializes a String object with value "SomeValue".</text:span></text:span></text:p>
        </text:list-item>
        <text:list-item>
          <text:p text:style-name="P62"><text:span text:style-name="Strong_20_Emphasis"><text:span text:style-name="T2">String str = new String("SOME") always create a new object on the heap.</text:span></text:span></text:p>
        </text:list-item>
        <text:list-item>
          <text:p text:style-name="P62"><text:span text:style-name="Strong_20_Emphasis"><text:span text:style-name="T2">new String("SOME") is rarely used except to create an independent copy of an existing string variable. String b = new String(a)</text:span></text:span></text:p>
        </text:list-item>
      </text:list>
      <text:p text:style-name="Standard"><text:span text:style-name="Strong_20_Emphasis"><text:span text:style-name="T2"/></text:span></text:p>
      <text:p text:style-name="Standard"><text:span text:style-name="Strong_20_Emphasis"><text:span text:style-name="T4">55. Difference between checked and unchecked exceptions</text:span></text:span></text:p>
      <table:table table:name="Table5" table:style-name="Table5">
        <table:table-column table:style-name="Table5.A"/>
        <table:table-column table:style-name="Table5.B"/>
        <table:table-row>
          <table:table-cell table:style-name="Table5.A1" office:value-type="string">
            <text:p text:style-name="P21">Checked Exceptions</text:p>
          </table:table-cell>
          <table:table-cell table:style-name="Table5.B1" office:value-type="string">
            <text:p text:style-name="P21">Unchecked Exceptions</text:p>
          </table:table-cell>
        </table:table-row>
        <table:table-row>
          <table:table-cell table:style-name="Table5.A2" office:value-type="string">
            <text:p text:style-name="P19">the checked exceptions are checked at compile-time</text:p>
          </table:table-cell>
          <table:table-cell table:style-name="Table5.B2" office:value-type="string">
            <text:p text:style-name="P19">unchecked exceptions are checked at runtime</text:p>
          </table:table-cell>
        </table:table-row>
        <table:table-row>
          <table:table-cell table:style-name="Table5.A2" office:value-type="string">
            <text:p text:style-name="P19">the program gives a compilation error</text:p>
          </table:table-cell>
          <table:table-cell table:style-name="Table5.B2" office:value-type="string">
            <text:p text:style-name="P19">the program won’t give a compilation error</text:p>
          </table:table-cell>
        </table:table-row>
        <table:table-row>
          <table:table-cell table:style-name="Table5.A2" office:value-type="string">
            <text:p text:style-name="P19">Checked exceptions should either be catched or should be thrown since these exceptions will not propagate in call stack</text:p>
          </table:table-cell>
          <table:table-cell table:style-name="Table5.B2" office:value-type="string">
            <text:p text:style-name="P19">Unchecked exceptions need not be declared since these exceptions propagate in call stack</text:p>
          </table:table-cell>
        </table:table-row>
        <table:table-row>
          <table:table-cell table:style-name="Table5.A2" office:value-type="string">
            <text:p text:style-name="P19">Checked exceptions are subclasses of Exceptions</text:p>
          </table:table-cell>
          <table:table-cell table:style-name="Table5.B2" office:value-type="string">
            <text:p text:style-name="P19">All Unchecked exceptions are sub classes of RuntimeException class.</text:p>
          </table:table-cell>
        </table:table-row>
      </table:table>
      <text:p text:style-name="Standard"><text:span text:style-name="Strong_20_Emphasis"><text:span text:style-name="T2"/></text:span></text:p>
      <text:p text:style-name="Standard"><text:span text:style-name="Strong_20_Emphasis"><text:span text:style-name="T4">56. In what order are the exceptions specified in catch statements?</text:span></text:span></text:p>
      <text:list xml:id="list1356721995393267968" text:style-name="L26">
        <text:list-item>
          <text:p text:style-name="P63"><text:span text:style-name="Strong_20_Emphasis"><text:span text:style-name="T2">Always catch the most specific exception first and then the most generic one.</text:span></text:span></text:p>
        </text:list-item>
        <text:list-item>
          <text:p text:style-name="P63"><text:span text:style-name="Strong_20_Emphasis"><text:span text:style-name="T2">If not all the exceptions will be catched in the First Catch block because Exception is superclass of all the exceptions if it is declared like below:</text:span></text:span></text:p>
        </text:list-item>
      </text:list>
      <text:p text:style-name="P19"><text:tab/><text:tab/>}catch (Exception e) {</text:p>
      <text:p text:style-name="P19"><text:tab/><text:tab/><text:tab/> System.out.println("Err: Exception Occurred");</text:p>
      <text:p text:style-name="P19"/>
      <text:p text:style-name="P19"><text:tab/><text:tab/>}catch (ArrayIndexOutOfBoundsException e) {</text:p>
      <text:p text:style-name="P19"><text:tab/><text:tab/><text:tab/> System.out.println("Err: Array Out of Bound");</text:p>
      <text:p text:style-name="P19"><text:tab/><text:tab/>}</text:p>
      <text:p text:style-name="P19"/>
      <text:p text:style-name="P20">57. How are checked exceptions thrown? What exception can be thrown instead of checked exception?</text:p>
      <text:list xml:id="list6161652594711328817" text:style-name="L27">
        <text:list-item>
          <text:p text:style-name="P64"><text:span text:style-name="Strong_20_Emphasis"><text:span text:style-name="T2">Checked exceptions are thrown using either throw or throws keyword. </text:span></text:span></text:p>
        </text:list-item>
        <text:list-item>
          <text:p text:style-name="P64"><text:span text:style-name="Strong_20_Emphasis"><text:span text:style-name="T2">Exception class can be thrown instead of checked exceptions or customized exceptions can also be thrown</text:span></text:span></text:p>
        </text:list-item>
      </text:list>
      <text:p text:style-name="Standard"><text:span text:style-name="Strong_20_Emphasis"><text:span text:style-name="T2"/></text:span></text:p>
      <text:p text:style-name="Standard"><text:span text:style-name="Strong_20_Emphasis"><text:span text:style-name="T2"/></text:span></text:p>
      <text:p text:style-name="Standard"><text:span text:style-name="Strong_20_Emphasis"><text:span text:style-name="T2"/></text:span></text:p>
      <text:p text:style-name="Standard"><text:span text:style-name="Strong_20_Emphasis"><text:span text:style-name="T2"/></text:span></text:p>
      <text:p text:style-name="Standard"><text:soft-page-break/><text:span text:style-name="Strong_20_Emphasis"><text:span text:style-name="T4">58. Is it better to catch a single exception or catch detailed multiple exceptions?</text:span></text:span></text:p>
      <text:p text:style-name="Standard"><text:span text:style-name="Strong_20_Emphasis"><text:span text:style-name="T2">Whenever we need to handle exceptions which is specific to certain exception, we can't catch them as general exception. </text:span></text:span></text:p>
      <text:p text:style-name="Standard"><text:span text:style-name="Strong_20_Emphasis"><text:span text:style-name="T2">Eg: Instead of catching general SQLException we should catch ConstraintViolationException or PrimaryKeyViolation which would be more useful to give meaningful messages.</text:span></text:span></text:p>
      <text:p text:style-name="Standard"><text:span text:style-name="Strong_20_Emphasis"><text:span text:style-name="T2"/></text:span></text:p>
      <text:p text:style-name="Standard"><text:span text:style-name="Strong_20_Emphasis"><text:span text:style-name="T4">59. Can we able to modify catch block's parameter?</text:span></text:span></text:p>
      <text:list xml:id="list7403874909022767442" text:style-name="L28">
        <text:list-item>
          <text:p text:style-name="P65"><text:span text:style-name="Strong_20_Emphasis"><text:span text:style-name="T2">Yes. We can modify if it is catching only a single exception.</text:span></text:span></text:p>
        </text:list-item>
        <text:list-item>
          <text:p text:style-name="P65"><text:span text:style-name="Strong_20_Emphasis"><text:span text:style-name="T2">If a catch block handles more than one exception type, then the catch parameter is implicitly final.</text:span></text:span></text:p>
        </text:list-item>
      </text:list>
      <text:p text:style-name="Standard"><text:span text:style-name="Strong_20_Emphasis"><text:span text:style-name="T2"/></text:span></text:p>
      <text:p text:style-name="Standard"><text:span text:style-name="Strong_20_Emphasis"><text:span text:style-name="T4">60. Which is the least exception among IOException and SQLException?</text:span></text:span></text:p>
      <text:p text:style-name="Standard"><text:span text:style-name="Strong_20_Emphasis"><text:span text:style-name="T2">Both exceptions are direct sub classes of Exception class. </text:span></text:span></text:p>
      <text:p text:style-name="Standard"><text:span text:style-name="Strong_20_Emphasis"><text:span text:style-name="T2"/></text:span></text:p>
      <text:p text:style-name="Standard"><text:span text:style-name="Strong_20_Emphasis"><text:span text:style-name="T4">61. What will happen if an exception is occurs in finally block?</text:span></text:span></text:p>
      <text:list xml:id="list4682411961207056661" text:style-name="L29">
        <text:list-item>
          <text:p text:style-name="P66"><text:span text:style-name="Strong_20_Emphasis"><text:span text:style-name="T2">If it is a run-time exception then it will propagate in call stack.</text:span></text:span></text:p>
        </text:list-item>
        <text:list-item>
          <text:p text:style-name="P66"><text:span text:style-name="Strong_20_Emphasis"><text:span text:style-name="T2">If it is a compile time exception then we need to either catch it or throw it.</text:span></text:span></text:p>
        </text:list-item>
      </text:list>
      <text:p text:style-name="Standard"><text:span text:style-name="Strong_20_Emphasis"><text:span text:style-name="T2"/></text:span></text:p>
      <text:p text:style-name="Standard"><text:span text:style-name="Strong_20_Emphasis"><text:span text:style-name="T4">62. Difference between List and Set</text:span></text:span></text:p>
      <table:table table:name="Table6" table:style-name="Table6">
        <table:table-column table:style-name="Table6.A"/>
        <table:table-column table:style-name="Table6.B"/>
        <table:table-row>
          <table:table-cell table:style-name="Table6.A1" office:value-type="string">
            <text:p text:style-name="P23"><text:span text:style-name="Strong_20_Emphasis"><text:span text:style-name="T4">List</text:span></text:span></text:p>
          </table:table-cell>
          <table:table-cell table:style-name="Table6.B1" office:value-type="string">
            <text:p text:style-name="P23"><text:span text:style-name="Strong_20_Emphasis"><text:span text:style-name="T4">Set</text:span></text:span></text:p>
          </table:table-cell>
        </table:table-row>
        <table:table-row>
          <table:table-cell table:style-name="Table6.A2" office:value-type="string">
            <text:p text:style-name="P19"><text:span text:style-name="T35">List is an ordered collection it maintains the insertion order</text:span> </text:p>
          </table:table-cell>
          <table:table-cell table:style-name="Table6.B2" office:value-type="string">
            <text:p text:style-name="P67">Set is an unordered collection except LinkedHashSet(insertion order)</text:p>
          </table:table-cell>
        </table:table-row>
        <table:table-row>
          <table:table-cell table:style-name="Table6.A2" office:value-type="string">
            <text:p text:style-name="P67">List allows duplicate <text:s/>elements</text:p>
          </table:table-cell>
          <table:table-cell table:style-name="Table6.B2" office:value-type="string">
            <text:p text:style-name="P19"><text:span text:style-name="T35">Set doesn’t allow duplicate elements</text:span> </text:p>
          </table:table-cell>
        </table:table-row>
        <table:table-row>
          <table:table-cell table:style-name="Table6.A2" office:value-type="string">
            <text:p text:style-name="P67">List allows any number of null values</text:p>
          </table:table-cell>
          <table:table-cell table:style-name="Table6.B2" office:value-type="string">
            <text:p text:style-name="P67">Set can have only a single null value except TreeSet(doesn't allow null values)</text:p>
          </table:table-cell>
        </table:table-row>
        <table:table-row>
          <table:table-cell table:style-name="Table6.A2" office:value-type="string">
            <text:p text:style-name="P19"><text:span text:style-name="T35">ListIterator </text:span><text:span text:style-name="T35">can be used to traverse a List in both the directions</text:span> </text:p>
          </table:table-cell>
          <table:table-cell table:style-name="Table6.B2" office:value-type="string">
            <text:p text:style-name="P19"><text:span text:style-name="T35">Set uses</text:span><text:span text:style-name="T35"> </text:span><text:span text:style-name="T35">Iterator</text:span></text:p>
          </table:table-cell>
        </table:table-row>
      </table:table>
      <text:p text:style-name="Standard"><text:span text:style-name="Strong_20_Emphasis"><text:span text:style-name="T2"/></text:span></text:p>
      <text:p text:style-name="Standard"><text:span text:style-name="Strong_20_Emphasis"><text:span text:style-name="T2"/></text:span></text:p>
      <text:p text:style-name="Standard"><text:span text:style-name="Strong_20_Emphasis"><text:span text:style-name="T4">63. Difference between ArrayList and LinkedList</text:span></text:span></text:p>
      <table:table table:name="Table7" table:style-name="Table7">
        <table:table-column table:style-name="Table7.A"/>
        <table:table-column table:style-name="Table7.B"/>
        <table:table-row>
          <table:table-cell table:style-name="Table7.A1" office:value-type="string">
            <text:p text:style-name="P23"><text:span text:style-name="Strong_20_Emphasis"><text:span text:style-name="T4">ArrayList</text:span></text:span></text:p>
          </table:table-cell>
          <table:table-cell table:style-name="Table7.B1" office:value-type="string">
            <text:p text:style-name="P23"><text:span text:style-name="Strong_20_Emphasis"><text:span text:style-name="T4">LinkedList</text:span></text:span></text:p>
          </table:table-cell>
        </table:table-row>
        <table:table-row>
          <table:table-cell table:style-name="Table7.A2" office:value-type="string">
            <text:p text:style-name="Standard"><text:span text:style-name="T2">internally uses </text:span><text:span text:style-name="Strong_20_Emphasis"><text:span text:style-name="T2">dynamic array</text:span></text:span></text:p>
          </table:table-cell>
          <table:table-cell table:style-name="Table7.B2" office:value-type="string">
            <text:p text:style-name="Standard"><text:span text:style-name="T2">internally uses </text:span><text:span text:style-name="Strong_20_Emphasis"><text:span text:style-name="T2">doubly linked list</text:span></text:span><text:span text:style-name="T56"> </text:span></text:p>
          </table:table-cell>
        </table:table-row>
        <table:table-row>
          <table:table-cell table:style-name="Table7.A2" office:value-type="string">
            <text:p text:style-name="Standard"><text:span text:style-name="T2">Manipulation with ArrayList is </text:span><text:span text:style-name="Strong_20_Emphasis"><text:span text:style-name="T2">slow </text:span></text:span><text:span text:style-name="T2">because it internally uses array. If any element is removed from the array, all the bits are shifted in memory.</text:span><text:span text:style-name="T56"> </text:span></text:p>
          </table:table-cell>
          <table:table-cell table:style-name="Table7.B2" office:value-type="string">
            <text:p text:style-name="Standard"><text:span text:style-name="T2">Manipulation with LinkedList is </text:span><text:span text:style-name="Strong_20_Emphasis"><text:span text:style-name="T2">faster </text:span></text:span><text:span text:style-name="T2">than ArrayList because it uses doubly linked list so no bit shifting is required in memory.</text:span><text:span text:style-name="T56"> </text:span></text:p>
          </table:table-cell>
        </table:table-row>
        <table:table-row>
          <table:table-cell table:style-name="Table7.A2" office:value-type="string">
            <text:p text:style-name="P67">ArrayList maintains only indexes and element data</text:p>
          </table:table-cell>
          <table:table-cell table:style-name="Table7.B2" office:value-type="string">
            <text:p text:style-name="P19"><text:span text:style-name="T35">LinkedList maintains element data and two pointers for neighbor nodes hence the memory consumption is high</text:span> </text:p>
          </table:table-cell>
        </table:table-row>
        <table:table-row>
          <table:table-cell table:style-name="Table7.A2" office:value-type="string">
            <text:p text:style-name="Standard"><text:span text:style-name="T2">ArrayList class can </text:span><text:span text:style-name="Strong_20_Emphasis"><text:span text:style-name="T2">act as a list</text:span></text:span><text:span text:style-name="T56"> </text:span></text:p>
          </table:table-cell>
          <table:table-cell table:style-name="Table7.B2" office:value-type="string">
            <text:p text:style-name="Standard"><text:span text:style-name="T2">LinkedList class can </text:span><text:span text:style-name="Strong_20_Emphasis"><text:span text:style-name="T2">act as a list and queue</text:span></text:span><text:span text:style-name="T56"> </text:span></text:p>
          </table:table-cell>
        </table:table-row>
        <table:table-row>
          <table:table-cell table:style-name="Table7.A2" office:value-type="string">
            <text:p text:style-name="P22">Random Access list</text:p>
          </table:table-cell>
          <table:table-cell table:style-name="Table7.B2" office:value-type="string">
            <text:p text:style-name="P22">Sequential access list</text:p>
          </table:table-cell>
        </table:table-row>
      </table:table>
      <text:p text:style-name="Standard"><text:span text:style-name="Strong_20_Emphasis"><text:span text:style-name="T2"/></text:span></text:p>
      <text:p text:style-name="Standard"><text:span text:style-name="Strong_20_Emphasis"><text:span text:style-name="T4">64. What is the difference between Java 1.6 and 1.7?</text:span></text:span></text:p>
      <text:list xml:id="list1011379398509053393" text:style-name="L30">
        <text:list-item>
          <text:p text:style-name="P74"><text:span text:style-name="Strong_20_Emphasis"><text:span text:style-name="T2">String in Switch Expression</text:span></text:span></text:p>
        </text:list-item>
        <text:list-item>
          <text:p text:style-name="P74"><text:span text:style-name="Strong_20_Emphasis"><text:span text:style-name="T2">Underscores Between Digits in Numeric Literals (int i= 23_43_654;)</text:span></text:span></text:p>
        </text:list-item>
        <text:list-item>
          <text:p text:style-name="P74"><text:span text:style-name="Strong_20_Emphasis"><text:span text:style-name="T2">Integral Types as Binary Literals (int i= 0b00_01_00;)</text:span></text:span></text:p>
        </text:list-item>
        <text:list-item>
          <text:p text:style-name="P74"><text:span text:style-name="Strong_20_Emphasis"><text:span text:style-name="T2">Handling multiple exceptions in a single catch block</text:span></text:span></text:p>
        </text:list-item>
        <text:list-item>
          <text:p text:style-name="P74"><text:span text:style-name="Strong_20_Emphasis"><text:span text:style-name="T2">Try-with-resources Statement</text:span></text:span></text:p>
        </text:list-item>
        <text:list-item>
          <text:p text:style-name="P74"><text:span text:style-name="Strong_20_Emphasis"><text:span text:style-name="T2">Automatic Type Inference in Generic object instantiation (diamond &lt;&gt;)</text:span></text:span></text:p>
        </text:list-item>
        <text:list-item>
          <text:p text:style-name="P75">Earlier to JDK 1.7, to print static blocks no main() method is required. But from JDK 1.7, if no main() exists, static blocks will not be executed.</text:p>
        </text:list-item>
      </text:list>
      <text:p text:style-name="P19"/>
      <text:p text:style-name="P20"><text:soft-page-break/>65. What do you mean by Java is platform independent?</text:p>
      <text:list xml:id="list1078839222058758222" text:style-name="L31">
        <text:list-item>
          <text:p text:style-name="P68">In java, when we execute the source code it generates the .class file comprising the bytecodes.</text:p>
        </text:list-item>
        <text:list-item>
          <text:p text:style-name="P76"><text:span text:style-name="T35">Bytecodes are easily interpreted by JVM which is available with every type of OS we install.</text:span> </text:p>
        </text:list-item>
      </text:list>
      <text:p text:style-name="P19"/>
      <text:p text:style-name="Standard"><text:span text:style-name="T57">66. What is the purpose of </text:span><text:span text:style-name="Source_20_Text"><text:span text:style-name="T4">Home</text:span></text:span><text:span text:style-name="T57">.class? [.class?]</text:span></text:p>
      <text:p text:style-name="Standard"><text:span text:style-name="Source_20_Text"><text:span text:style-name="T2">Home.class </text:span></text:span><text:span text:style-name="T2">will return the representation of the </text:span><text:span text:style-name="Source_20_Text"><text:span text:style-name="T2">Home </text:span></text:span><text:span text:style-name="T2">class as a Class object.</text:span><text:span text:style-name="T56"> </text:span></text:p>
      <text:p text:style-name="Standard"><text:span text:style-name="T2">In most cases, this expression is used when one is using </text:span><text:a xlink:type="simple" xlink:href="http://download.oracle.com/javase/tutorial/reflect/index.html"><text:span text:style-name="T9">reflection</text:span></text:a><text:span text:style-name="T2">, and needs a way to refer to the class itself rather than an instance of the class.</text:span><text:span text:style-name="T56"> </text:span></text:p>
      <text:p text:style-name="P19"/>
      <text:p text:style-name="P20">67. Difference between Java heap memory and stack</text:p>
      <text:p text:style-name="P19"><text:span text:style-name="T54">Java Heap Memory:</text:span> </text:p>
      <text:list xml:id="list5845864185482301482" text:style-name="L32">
        <text:list-item>
          <text:p text:style-name="P77">Heap memory is used by java runtime to allocate memory to Objects and JRE classes. </text:p>
        </text:list-item>
        <text:list-item>
          <text:p text:style-name="P77">Whenever we create any object, it’s always created in the Heap space.</text:p>
        </text:list-item>
        <text:list-item>
          <text:p text:style-name="P77">Garbage Collection runs on the heap memory to free the memory used by objects that doesn’t have any reference.</text:p>
        </text:list-item>
        <text:list-item>
          <text:p text:style-name="P77">Any object created in the heap space has global access and can be referenced from anywhere of the application.</text:p>
        </text:list-item>
      </text:list>
      <text:p text:style-name="P20">Java Stack Memory:</text:p>
      <text:list xml:id="list5167285743788431075" text:style-name="L33">
        <text:list-item>
          <text:p text:style-name="P78">Java Stack memory is used for execution of a thread.</text:p>
        </text:list-item>
        <text:list-item>
          <text:p text:style-name="P78">Stack memory is always referenced in LIFO (Last-In-First-Out) order.</text:p>
        </text:list-item>
        <text:list-item>
          <text:p text:style-name="P78">Whenever a method is invoked, a new block is created in the stack memory for the method to hold local primitive values and reference to other objects in the method. </text:p>
        </text:list-item>
        <text:list-item>
          <text:p text:style-name="P78">As soon as method ends, the block becomes unused and become available for next method.</text:p>
        </text:list-item>
      </text:list>
      <text:p text:style-name="P19">Stack memory size is very less compared to Heap memory.</text:p>
      <text:p text:style-name="P19"/>
      <text:p text:style-name="P20">68. How is out of memory error occurring? What should we do to avoid it?</text:p>
      <text:list xml:id="list5856944938454159656" text:style-name="L34">
        <text:list-item>
          <text:p text:style-name="P79"><text:span text:style-name="T35">The virtual machine on which the Java program is running on may have a limit to the amount of memory it will give access to.</text:span> </text:p>
        </text:list-item>
        <text:list-item>
          <text:p text:style-name="P69">The system on which your program is running may have run out of physical and virtual memory.</text:p>
        </text:list-item>
        <text:list-item>
          <text:p text:style-name="P69">Your application may just be consuming too much memory.</text:p>
        </text:list-item>
      </text:list>
      <text:p text:style-name="P20">Possible Solutions:</text:p>
      <text:list xml:id="list4143392361546363804" text:style-name="L35">
        <text:list-item>
          <text:p text:style-name="P80"><text:span text:style-name="T35">In the first case, you may be able to modify the maximum heap size of the virtual machine</text:span> .</text:p>
        </text:list-item>
        <text:list-item>
          <text:p text:style-name="P80"><text:span text:style-name="T35">In the second or third you'll need to redesign your application.</text:span> </text:p>
        </text:list-item>
        <text:list-item>
          <text:p text:style-name="P80">Can call garbage collector to clean but not sure whether it will happen.</text:p>
        </text:list-item>
      </text:list>
      <text:p text:style-name="P19"/>
      <text:p text:style-name="P20">69. Can we add final to an overridden method? If so what will happen?</text:p>
      <text:list xml:id="list8934026875738296772" text:style-name="L36">
        <text:list-item>
          <text:p text:style-name="P81">Yes we can add final to an overridden method. </text:p>
        </text:list-item>
        <text:list-item>
          <text:p text:style-name="P81">But when a class extends this subclass then it cannot override subclass's final method.</text:p>
        </text:list-item>
      </text:list>
      <text:p text:style-name="P19"/>
      <text:p text:style-name="P20">70. Difference between extending Thread class and implementing Runnable interface.</text:p>
      <table:table table:name="Table8" table:style-name="Table8">
        <table:table-column table:style-name="Table8.A"/>
        <table:table-column table:style-name="Table8.B"/>
        <table:table-row>
          <table:table-cell table:style-name="Table8.A1" office:value-type="string">
            <text:p text:style-name="P21">Thread class</text:p>
          </table:table-cell>
          <table:table-cell table:style-name="Table8.B1" office:value-type="string">
            <text:p text:style-name="P21">Runnable interface</text:p>
          </table:table-cell>
        </table:table-row>
        <table:table-row>
          <table:table-cell table:style-name="Table8.A2" office:value-type="string">
            <text:p text:style-name="Standard"><text:span text:style-name="T2">By extending </text:span><text:span text:style-name="Emphasis"><text:span text:style-name="T2">Thread</text:span></text:span><text:span text:style-name="T2">, each of your threads has a unique object associated with it</text:span><text:span text:style-name="T56"> </text:span></text:p>
          </table:table-cell>
          <table:table-cell table:style-name="Table8.B2" office:value-type="string">
            <text:p text:style-name="Standard"><text:span text:style-name="T2">Implementing </text:span><text:span text:style-name="Emphasis"><text:span text:style-name="T2">Runnable</text:span></text:span><text:span text:style-name="T2">, many threads can share the same object instance.</text:span><text:span text:style-name="T56"> </text:span></text:p>
          </table:table-cell>
        </table:table-row>
        <table:table-row>
          <table:table-cell table:style-name="Table8.A2" office:value-type="string">
            <text:p text:style-name="Standard"><text:span text:style-name="Source_20_Text"><text:span text:style-name="T2">FirstThread firstThread = new</text:span></text:span><text:span text:style-name="T2"> </text:span><text:span text:style-name="Source_20_Text"><text:span text:style-name="T2">FirstThread();</text:span></text:span><text:span text:style-name="T56"> </text:span></text:p>
          </table:table-cell>
          <table:table-cell table:style-name="Table8.B2" office:value-type="string">
            <text:p text:style-name="P19"><text:s/>Runner r = new Runner();</text:p>
            <text:p text:style-name="P19"><text:s text:c="4"/>Thread t1 = new Thread(r, "Thread A");</text:p>
            <text:p text:style-name="P19"><text:s text:c="4"/>Thread t2 = new Thread(r, "Thread B");</text:p>
            <text:p text:style-name="P19"/>
          </table:table-cell>
        </table:table-row>
        <table:table-row>
          <table:table-cell table:style-name="Table8.A2" office:value-type="string">
            <text:p text:style-name="P19">A class that extends Thread class is exactly a thread.</text:p>
          </table:table-cell>
          <table:table-cell table:style-name="Table8.B2" office:value-type="string">
            <text:p text:style-name="Standard"><text:span text:style-name="T2">A class that implements </text:span><text:span text:style-name="Emphasis"><text:span text:style-name="T2">Runnable </text:span></text:span><text:span text:style-name="T2">is not a thread and just a class.</text:span><text:span text:style-name="T56"> </text:span></text:p>
          </table:table-cell>
        </table:table-row>
        <table:table-row>
          <table:table-cell table:style-name="Table8.A2" office:value-type="string">
            <text:p text:style-name="Standard"><text:span text:style-name="T2">When we extend the </text:span><text:span text:style-name="Emphasis"><text:span text:style-name="T2">Thread </text:span></text:span><text:span text:style-name="T2">class we can't inherit from any other class and in that case implementing the </text:span><text:span text:style-name="Emphasis"><text:span text:style-name="T2">Runnable </text:span></text:span><text:span text:style-name="T2">interface is more appropriate.</text:span></text:p>
          </table:table-cell>
          <table:table-cell table:style-name="Table8.B2" office:value-type="string">
            <text:p text:style-name="Standard"><text:span text:style-name="T2">The </text:span><text:span text:style-name="Emphasis"><text:span text:style-name="T2">Runnable </text:span></text:span><text:span text:style-name="T2">interface should be used if you are only planning to override the </text:span><text:span text:style-name="Emphasis"><text:span text:style-name="T2">run() </text:span></text:span><text:span text:style-name="T2">method and no other </text:span><text:span text:style-name="Emphasis"><text:span text:style-name="T2">Thread </text:span></text:span><text:span text:style-name="T2">methods.</text:span><text:span text:style-name="T56"> (if extending this class </text:span><text:span text:style-name="T2">the programmer should not modify the behavior of the class)</text:span><text:span text:style-name="T56"> </text:span></text:p>
          </table:table-cell>
        </table:table-row>
      </table:table>
      <text:p text:style-name="P19"/>
      <text:p text:style-name="P20"><text:soft-page-break/>71. Difference between asynchronous and synchronous threads.</text:p>
      <text:list xml:id="list8885291421347191934" text:style-name="L37">
        <text:list-item>
          <text:p text:style-name="P82">When you execute something synchronously, you wait for it to finish before moving on to another task.</text:p>
        </text:list-item>
        <text:list-item>
          <text:p text:style-name="P82">When you execute something asynchronously, you can move on to another task before it finishes.</text:p>
        </text:list-item>
        <text:list-item>
          <text:p text:style-name="P82"><text:span text:style-name="T35">Objects pass messages to each other, and the receipt of some message causes an appropriate message-handler -- a Java method -- to be executed.</text:span> </text:p>
        </text:list-item>
        <text:list-item>
          <text:p text:style-name="P82">Most of these messages are synchronous: their handlers don't return until they're finished doing what they do. </text:p>
        </text:list-item>
        <text:list-item>
          <text:p text:style-name="P82">Other messages are asynchronous: the handler returns immediately, before the requested operation completes. Meanwhile, work is going on in the background to satisfy the original request.</text:p>
        </text:list-item>
      </text:list>
      <text:p text:style-name="P19"/>
      <text:p text:style-name="P20">72. What are programmatic and declarative exception handling?</text:p>
      <text:p text:style-name="P67">Usually there are two ways in which you can catch the exceptions:</text:p>
      <text:p text:style-name="P20"><text:span text:style-name="T35">Programmatic Exception Handling</text:span><text:span text:style-name="T35"> :</text:span></text:p>
      <text:list xml:id="list1966112103214450100" text:style-name="L38">
        <text:list-item>
          <text:p text:style-name="P70">In this approach the exceptions are caught using normal java language try/catch block.</text:p>
        </text:list-item>
        <text:list-item>
          <text:p text:style-name="P70">In this approach the flow of control is also maintained by the programs. </text:p>
        </text:list-item>
        <text:list-item>
          <text:p text:style-name="P70">The main drawback of the approach is the developer has to write the code for the flow of the application.</text:p>
        </text:list-item>
      </text:list>
      <text:p text:style-name="P67"/>
      <text:p text:style-name="P20"><text:span text:style-name="T35">Declarative Exception Handling</text:span><text:span text:style-name="T35"> :</text:span></text:p>
      <text:list xml:id="list4278111786741611086" text:style-name="L39">
        <text:list-item>
          <text:p text:style-name="P71">Declarative Exception Handling is the way of handling Exceptions with the help of xml files so there is no need to write exception-handling code in the application. </text:p>
        </text:list-item>
        <text:list-item>
          <text:p text:style-name="P71">In this approach the exceptions are defined in the struts-config file or web.xml and in case of the exception occurs the control is automatically passed to the appropriate error page. </text:p>
        </text:list-item>
        <text:list-item>
          <text:p text:style-name="P71">The biggest benefit of Declarative Exception Handling is if there is requirement to change the exception handling mechanism, changes can be made to the xml file, without recompilation of java code.</text:p>
        </text:list-item>
      </text:list>
      <text:p text:style-name="P67"/>
      <text:p text:style-name="P73">73. What is ConcurrentHashMap?</text:p>
      <text:list xml:id="list3566933825706831021" text:style-name="L40">
        <text:list-item>
          <text:p text:style-name="P88"><text:span text:style-name="Source_20_Text"><text:span text:style-name="T2">ConcurrentHashMap</text:span></text:span><text:span text:style-name="T2"> is thread safe without synchronizing the whole map.</text:span></text:p>
        </text:list-item>
        <text:list-item>
          <text:p text:style-name="P88"><text:span text:style-name="Source_20_Text"><text:span text:style-name="T2">It</text:span></text:span><text:span text:style-name="Source_20_Text"><text:span text:style-name="T2"> </text:span></text:span><text:span text:style-name="T2">does not lock the </text:span><text:span text:style-name="Source_20_Text"><text:span text:style-name="T2">Map </text:span></text:span><text:span text:style-name="T2">while you are reading from it. </text:span></text:p>
        </text:list-item>
        <text:list-item>
          <text:p text:style-name="P88"><text:span text:style-name="T2">It does not lock the entire </text:span><text:span text:style-name="Source_20_Text"><text:span text:style-name="T2">Map </text:span></text:span><text:span text:style-name="T2">when writing to it. It only locks the part of the </text:span><text:span text:style-name="Source_20_Text"><text:span text:style-name="T2">Map </text:span></text:span><text:span text:style-name="T2">that is being written to, internally. </text:span></text:p>
        </text:list-item>
        <text:list-item>
          <text:p text:style-name="P88"><text:span text:style-name="T2">It doesn’t throw a </text:span><text:span text:style-name="Source_20_Text"><text:span text:style-name="T2">ConcurrentModificationException </text:span></text:span><text:span text:style-name="T2">if one thread tries to modify it while another is iterating over it. </text:span></text:p>
        </text:list-item>
      </text:list>
      <text:p text:style-name="P67"/>
      <text:p text:style-name="P73">74. What is the purpose of RandomAccess interface?</text:p>
      <text:list xml:id="list6544824747591450065" text:style-name="L41">
        <text:list-item>
          <text:p text:style-name="P89"><text:span text:style-name="T2">Marker interface used by </text:span><text:span text:style-name="Teletype"><text:span text:style-name="T2">List </text:span></text:span><text:span text:style-name="T2">implementations to indicate that they support fast (generally constant time) random access.</text:span></text:p>
        </text:list-item>
        <text:list-item>
          <text:p text:style-name="P72">The primary purpose of this interface is to allow generic algorithms to alter their behavior to provide good performance when applied to either random or sequential access lists. </text:p>
        </text:list-item>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0"><text:soft-page-break/>75. How Java enabled High Performance?</text:p>
      <text:p text:style-name="P19">Java uses Just-In-Time compiler to enable high performance. </text:p>
      <text:p text:style-name="P19">Just-In-Time compiler is a program that turns Java bytecode into instructions that can be sent directly to the processor.</text:p>
      <text:p text:style-name="P19"/>
      <text:p text:style-name="P20">76. What do you mean by Object?</text:p>
      <text:p text:style-name="P19">Object is a runtime entity and it’s state is stored in fields and behavior is shown via methods. Methods operate on an object's internal state and serve as the primary mechanism for object-to-object communication.</text:p>
      <text:p text:style-name="P19"/>
      <text:p text:style-name="P20">77. Why is String class considered immutable?</text:p>
      <text:list xml:id="list4921669924870988107" text:style-name="L42">
        <text:list-item>
          <text:p text:style-name="P85">Requirement of String Pool</text:p>
        </text:list-item>
        <text:list-item>
          <text:p text:style-name="P85">Caching Hashcode</text:p>
        </text:list-item>
        <text:list-item>
          <text:p text:style-name="P85">Secured and thread-safe</text:p>
        </text:list-item>
      </text:list>
      <text:p text:style-name="P19"/>
      <text:p text:style-name="P20">78. What is JAR file?</text:p>
      <text:p text:style-name="P19">JAR files is Java Archive File and it aggregates many files into one. It holds Java classes in a library. JAR files are built on ZIP file format and have .jar file extension.</text:p>
      <text:p text:style-name="P19"/>
      <text:p text:style-name="P20">79. What is a WAR file?</text:p>
      <text:p text:style-name="P19">This is Web Archive File and used to store XML, java classes, and JavaServer pages. which is used to distribute a collection of JavaServer Pages, Java Servlets, Java classes, XML files, static Web pages etc.</text:p>
      <text:p text:style-name="P19"/>
      <text:p text:style-name="P20">80. What is the difference between yielding and sleeping?</text:p>
      <text:p text:style-name="P19">When a task invokes its yield() method, it returns to the ready state. When a task invokes its sleep() method, it returns to the waiting state.</text:p>
      <text:p text:style-name="P19"/>
      <text:p text:style-name="P20">81. <text:span text:style-name="T35">What are Wrapper classes?</text:span> </text:p>
      <text:list xml:id="list2917232282516792820" text:style-name="L43">
        <text:list-item>
          <text:p text:style-name="P86"><text:span text:style-name="T35">a wrapper class wraps (encloses) around a data type and gives it an object appearance.</text:span></text:p>
        </text:list-item>
        <text:list-item>
          <text:p text:style-name="P86"><text:span text:style-name="T35">Since Java is object oriented <text:s/>and wherever the data type is required as an object, this object can be used.</text:span></text:p>
        </text:list-item>
        <text:list-item>
          <text:p text:style-name="P86"><text:span text:style-name="T35">Wrapper classes include methods to unwrap the object and give back the data type.</text:span></text:p>
        </text:list-item>
        <text:list-item>
          <text:p text:style-name="P90"><text:span text:style-name="T2">All of the primitive wrapper classes in Java are </text:span><text:a xlink:type="simple" xlink:href="https://en.wikipedia.org/wiki/Immutable_object"><text:span text:style-name="T9">immutable</text:span></text:a><text:span text:style-name="T2">. </text:span></text:p>
        </text:list-item>
      </text:list>
      <text:p text:style-name="P19"><text:span text:style-name="T35"/></text:p>
      <text:p text:style-name="P20"><text:span text:style-name="T35">82. What is Composition in Java?</text:span></text:p>
      <text:list xml:id="list7140995198151759045" text:style-name="L44">
        <text:list-item>
          <text:p text:style-name="P91"><text:span text:style-name="Strong_20_Emphasis"><text:span text:style-name="T2">Composition </text:span></text:span><text:span text:style-name="T2">is the design technique to implement </text:span><text:span text:style-name="Strong_20_Emphasis"><text:span text:style-name="T2">has-a </text:span></text:span><text:span text:style-name="T2">relationship in classes.</text:span></text:p>
        </text:list-item>
        <text:list-item>
          <text:p text:style-name="P87"><text:span text:style-name="T35">Java composition is achieved by using instance variables that refers to other objects.</text:span></text:p>
        </text:list-item>
        <text:list-item>
          <text:p text:style-name="P87"><text:span text:style-name="T35">In the composition approach, the subclass becomes the "front-end class," and the superclass becomes the "back-end class.</text:span><text:span text:style-name="T35"> </text:span></text:p>
        </text:list-item>
      </text:list>
      <text:p text:style-name="Standard"><text:span text:style-name="T2">Eg: </text:span><text:span text:style-name="T4">a </text:span><text:span text:style-name="Source_20_Text"><text:span text:style-name="T4">Person </text:span></text:span><text:span text:style-name="T4">has a </text:span><text:span text:style-name="Source_20_Text"><text:span text:style-name="T4">Job</text:span></text:span><text:span text:style-name="T4">. </text:span></text:p>
      <text:p text:style-name="P19"><text:span text:style-name="T35"><text:tab/><text:tab/>public class Person { </text:span></text:p>
      <text:p text:style-name="P19"><text:span text:style-name="T35"><text:tab/><text:tab/><text:tab/>private Job job;</text:span></text:p>
      <text:p text:style-name="Standard"><text:span text:style-name="T2"><text:tab/><text:tab/><text:tab/></text:span><text:span text:style-name="Source_20_Text"><text:span text:style-name="T2"> public long getSalary() {</text:span></text:span></text:p>
      <text:p text:style-name="Standard"><text:span text:style-name="Source_20_Text"><text:span text:style-name="T2"><text:s text:c="5"/><text:tab/><text:tab/><text:tab/><text:tab/>return job.getSalary();</text:span></text:span></text:p>
      <text:p text:style-name="Standard"><text:span text:style-name="Source_20_Text"><text:span text:style-name="T2"><text:s text:c="4"/><text:tab/><text:tab/><text:tab/>}</text:span></text:span></text:p>
      <text:p text:style-name="Standard"><text:span text:style-name="Source_20_Text"><text:span text:style-name="T2"><text:tab/><text:tab/>}</text:span></text:span></text:p>
      <text:p text:style-name="Standard"><text:span text:style-name="Source_20_Text"><text:span text:style-name="T2"/></text:span></text:p>
      <text:p text:style-name="Standard"><text:span text:style-name="Source_20_Text"><text:span text:style-name="T4">83.</text:span></text:span><text:span text:style-name="Source_20_Text"><text:span text:style-name="T2"> </text:span></text:span><text:span text:style-name="Source_20_Text"><text:span text:style-name="T4">When to use composition over inheritance in java?</text:span></text:span></text:p>
      <text:list xml:id="list2796187433911213105" text:style-name="L46">
        <text:list-item>
          <text:p text:style-name="P92"><text:span text:style-name="Source_20_Text"><text:span text:style-name="T2">When you reuse code from the superclass, rather than override methods and redefine another polymorphic behavior, then you should use composition instead of inheritance. </text:span></text:span></text:p>
        </text:list-item>
        <text:list-item>
          <text:p text:style-name="P92"><text:span text:style-name="Source_20_Text"><text:span text:style-name="T2">Inheritance should be used only when a subclass </text:span></text:span><text:span text:style-name="Source_20_Text"><text:span text:style-name="Emphasis"><text:span text:style-name="T2">is-a</text:span></text:span></text:span><text:span text:style-name="Source_20_Text"><text:span text:style-name="T2"> superclass and composition for has-a relationship. </text:span></text:span></text:p>
        </text:list-item>
        <text:list-item>
          <text:p text:style-name="P92"><text:span text:style-name="Source_20_Text"><text:span text:style-name="T2">No need to change the inherited class whenever there is an additional method <text:s/>in the superclass.</text:span></text:span></text:p>
        </text:list-item>
      </text:list>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oft-page-break/><text:span text:style-name="Source_20_Text"><text:span text:style-name="T4">84. Difference between inheritance and composition</text:span></text:span></text:p>
      <text:list xml:id="list409331524785909278" text:style-name="L48">
        <text:list-item>
          <text:p text:style-name="P93"><text:span text:style-name="Source_20_Text"><text:span text:style-name="T2">It is easier to change the interface of class while using composition than inheritance.</text:span></text:span></text:p>
        </text:list-item>
        <text:list-item>
          <text:p text:style-name="P93"><text:span text:style-name="Source_20_Text"><text:span text:style-name="T2">Creation of objects is delayed in composition since only when needed the back-end-class is created whereas in inheritance when the subclass is created the superclass is also created.</text:span></text:span></text:p>
        </text:list-item>
        <text:list-item>
          <text:p text:style-name="P93"><text:span text:style-name="Source_20_Text"><text:span text:style-name="T2">It is easier to add new subclasses (inheritance) than it is to add new front-end classes (composition), because by extending we inherit all the behaviors of superclass automatically.</text:span></text:span></text:p>
        </text:list-item>
        <text:list-item>
          <text:p text:style-name="P93"><text:span text:style-name="Source_20_Text"><text:span text:style-name="T2">The explicit method-invocation approach of composition will often have a performance cost as compared to inheritance's single invocation of an inherited superclass method implementation. </text:span></text:span></text:p>
        </text:list-item>
      </text:list>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4">85. Which Java operator is right associative?</text:span></text:span></text:p>
      <text:p text:style-name="Standard"><text:span text:style-name="Source_20_Text"><text:span text:style-name="T2"><text:tab/>The = operator is right associative.</text:span></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4">86. What will happen if static modifier is removed from the signature of the main method?</text:span></text:span></text:p>
      <text:p text:style-name="P19">Program throws "NoSuchMethodError" error at runtime</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4">87. What is dot operator?</text:span></text:span></text:p>
      <text:list xml:id="list744624036147077191" text:style-name="L47">
        <text:list-item>
          <text:p text:style-name="P94"><text:span text:style-name="Source_20_Text"><text:span text:style-name="T2">The dot operator(.) is used to access the instance variables and methods of class objects.</text:span></text:span></text:p>
        </text:list-item>
        <text:list-item>
          <text:p text:style-name="P94"><text:span text:style-name="Source_20_Text"><text:span text:style-name="T2">It is also used to access sub-packages from a package.</text:span></text:span></text:p>
        </text:list-item>
      </text:list>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4">88. Can you declare an interface method static?</text:span></text:span></text:p>
      <text:list xml:id="list1306385846179686338" text:style-name="L50">
        <text:list-item>
          <text:p text:style-name="P96"><text:span text:style-name="Source_20_Text"><text:span text:style-name="T2">No, because methods of an interface is abstract by default, and static and abstract keywords can't be used together.</text:span></text:span></text:p>
        </text:list-item>
        <text:list-item>
          <text:p text:style-name="P96"><text:span text:style-name="Source_20_Text"><text:span text:style-name="T2">Also interface methods cannot be final, because its implementation should be provided by another class. </text:span></text:span></text:p>
        </text:list-item>
      </text:list>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4">89. Can I import same package/class twice? Will the JVM load the package twice at runtime?</text:span></text:span></text:p>
      <text:list xml:id="list5641861667549845608" text:style-name="L49">
        <text:list-item>
          <text:p text:style-name="P95"><text:span text:style-name="Source_20_Text"><text:span text:style-name="T2">One can import the same package or same class multiple times. Neither compiler nor JVM complains about it.</text:span></text:span></text:p>
        </text:list-item>
        <text:list-item>
          <text:p text:style-name="P95"><text:span text:style-name="Source_20_Text"><text:span text:style-name="T2">The JVM will internally load the class only once no matter how many times you import the same class.</text:span></text:span></text:p>
        </text:list-item>
      </text:list>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4">90. <text:s/>What is shallow coping and deep coping?</text:span></text:span></text:p>
      <text:p text:style-name="Standard"><text:span text:style-name="Source_20_Text"><text:span text:style-name="T4">Shallow</text:span></text:span><text:span text:style-name="Source_20_Text"><text:span text:style-name="T2">: A new object is created that has an exact copy of the values in the original object. If any of the fields of the object are references to other objects, just the reference addresses are copied i.e., only the memory address is copied. </text:span></text:span></text:p>
      <text:p text:style-name="Standard"><text:span text:style-name="Source_20_Text"><text:span text:style-name="T2">Achieved by using clone methods.</text:span></text:span></text:p>
      <text:p text:style-name="Standard"><text:span text:style-name="Source_20_Text"><text:span text:style-name="T4">Deep</text:span></text:span><text:span text:style-name="Source_20_Text"><text:span text:style-name="T2">: A deep copy copies all fields, and makes copies of dynamically allocated memory pointed to by the fields. A deep copy occurs when an object is copied along with the objects to which it refers. </text:span></text:span></text:p>
      <text:p text:style-name="Standard"><text:span text:style-name="Source_20_Text"><text:span text:style-name="T2">Achieved by using serialization and also by coping all properties explicitly. <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2" svg:font-family="Arial, Helvetica, sans-serif"/>
    <style:font-face style:name="Arial1" svg:font-family="Arial, sans-serif"/>
    <style:font-face style:name="Consolas" svg:font-family="Consolas, 'Bitstream Vera Sans Mono', 'Courier New', Courier, monospace"/>
    <style:font-face style:name="Georgia" svg:font-family="Georgia, Times, 'Times New Roman', serif"/>
    <style:font-face style:name="Helvetica Neue" svg:font-family="'Helvetica Neue', Helvetica, Arial, sans-serif"/>
    <style:font-face style:name="Mangal1" svg:font-family="Mangal"/>
    <style:font-face style:name="Monaco" svg:font-family="Monaco, Consolas, 'Lucida Console', 'Bitstream Vera Sans Mono', monospace"/>
    <style:font-face style:name="Open Sans" svg:font-family="'Open Sans', Arial, sans-serif"/>
    <style:font-face style:name="Open Sans1" svg:font-family="'Open Sans', sans-serif"/>
    <style:font-face style:name="OpenSymbol" svg:font-family="OpenSymbol"/>
    <style:font-face style:name="PT Sans" svg:font-family="'PT Sans', 'Helvetica Neue', Helvetica, Arial, sans-serif, sans-serif"/>
    <style:font-face style:name="Trebuchet MS" svg:font-family="'Trebuchet MS', Verdana, Arial, sans-serif"/>
    <style:font-face style:name="Verdana" svg:font-family="Verdana, sans-serif"/>
    <style:font-face style:name="sans-serif" svg:font-family="sans-serif"/>
    <style:font-face style:name="verdana" svg:font-family="verdana, helvetica, arial, sans-serif"/>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date>2015-06-26T19:37:31.12</dc:date>
    <meta:editing-duration>P1DT21H5M35S</meta:editing-duration>
    <meta:editing-cycles>259</meta:editing-cycles>
    <meta:document-statistic meta:table-count="8" meta:image-count="0" meta:object-count="0" meta:page-count="16" meta:paragraph-count="485" meta:word-count="5727" meta:character-count="34433"/>
  </office:meta>
</office:document-meta>
</file>